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2.644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uswahlhilfe_halbe_Pl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1"/>
            <table:table-cell table:style-name="ce1" office:value-type="string" calcext:value-type="string">
              <text:p>location</text:p>
            </table:table-cell>
            <table:table-cell table:style-name="ce1" office:value-type="string" calcext:value-type="string">
              <text:p>Plotnummer</text:p>
            </table:table-cell>
            <table:table-cell table:style-name="ce1" office:value-type="string" calcext:value-type="string">
              <text:p>n_trees</text:p>
            </table:table-cell>
            <table:table-cell table:style-name="ce1" office:value-type="string" calcext:value-type="string">
              <text:p>ash_ratio</text:p>
            </table:table-cell>
            <table:table-cell table:style-name="ce1" office:value-type="string" calcext:value-type="string">
              <text:p>n_ash</text:p>
            </table:table-cell>
            <table:table-cell table:style-name="ce3" table:number-columns-repeated="1018"/>
          </table:table-row>
        </table:table-header-rows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Lau_Steinhors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percentage" office:value="0.458333333333333" calcext:value-type="percentage">
            <text:p>45.83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au_Steinhors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percentage" office:value="0.416666666666667" calcext:value-type="percentage">
            <text:p>41.67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u_Steinhors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percentage" office:value="0.216216216216216" calcext:value-type="percentage">
            <text:p>21.62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Lau_Steinhors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au_Steinhorst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percentage" office:value="0.260869565217391" calcext:value-type="percentage">
            <text:p>26.09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au_Steinhorst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percentage" office:value="0.577777777777778" calcext:value-type="percentage">
            <text:p>57.78%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au_Steinhors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au_Steinh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au_Steinhors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au_Steinhorst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au_Steinhors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au_Steinhors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au_Steinhors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_Steinhors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u_Steinhorst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u_Steinhors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u_Steinhors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u_Steinhorst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_Steinhorst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u_Steinhorst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percentage" office:value="0.555555555555556" calcext:value-type="percentage">
            <text:p>55.56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u_Steinhorst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percentage" office:value="0.365853658536585" calcext:value-type="percentage">
            <text:p>36.59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u_Steinhorst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percentage" office:value="0.433962264150943" calcext:value-type="percentage">
            <text:p>43.40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u_Steinhorst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percentage" office:value="0.446808510638298" calcext:value-type="percentage">
            <text:p>44.68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u_Steinhorst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percentage" office:value="0.491803278688525" calcext:value-type="percentage">
            <text:p>49.18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u_Steinhorst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percentage" office:value="0.347826086956522" calcext:value-type="percentage">
            <text:p>34.78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u_Steinhorst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percentage" office:value="0.27027027027027" calcext:value-type="percentage">
            <text:p>27.03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u_Steinhorst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percentage" office:value="0.36231884057971" calcext:value-type="percentage">
            <text:p>36.23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u_Steinhorst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percentage" office:value="0.448979591836735" calcext:value-type="percentage">
            <text:p>44.90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u_Steinhorst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percentage" office:value="0.60377358490566" calcext:value-type="percentage">
            <text:p>60.38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u_Steinhorst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percentage" office:value="0.657142857142857" calcext:value-type="percentage">
            <text:p>65.71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_Steinhorst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percentage" office:value="0.366666666666667" calcext:value-type="percentage">
            <text:p>36.67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u_Steinhorst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u_Steinhors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u_Steinhorst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percentage" office:value="0.454545454545455" calcext:value-type="percentage">
            <text:p>45.45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u_Steinhorst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percentage" office:value="0.625" calcext:value-type="percentage">
            <text:p>62.50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u_Steinhorst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u_Steinhorst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u_Steinhorst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percentage" office:value="0.208333333333333" calcext:value-type="percentage">
            <text:p>20.8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u_Steinhorst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percentage" office:value="0.352941176470588" calcext:value-type="percentage">
            <text:p>35.29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u_Steinhorst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u_Steinhorst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u_Steinhorst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u_Steinhorst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u_Steinhorst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au_Steinhorst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percentage" office:value="0.538461538461538" calcext:value-type="percentage">
            <text:p>53.85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u_Steinhorst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u_Steinhorst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percentage" office:value="0.416666666666667" calcext:value-type="percentage">
            <text:p>41.67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u_Steinhorst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percentage" office:value="0.777777777777778" calcext:value-type="percentage">
            <text:p>77.78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u_Steinhorst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percentage" office:value="0.510204081632653" calcext:value-type="percentage">
            <text:p>51.02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u_Steinhorst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percentage" office:value="0.538461538461538" calcext:value-type="percentage">
            <text:p>53.85%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u_Steinhorst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u_Steinhorst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percentage" office:value="0.358974358974359" calcext:value-type="percentage">
            <text:p>35.9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u_Steinhorst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u_Steinhorst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u_Steinhorst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percentage" office:value="0.419354838709677" calcext:value-type="percentage">
            <text:p>41.94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au_Steinhors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percentage" office:value="0.473684210526316" calcext:value-type="percentage">
            <text:p>47.37%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au_Steinhorst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percentage" office:value="0.357142857142857" calcext:value-type="percentage">
            <text:p>35.71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au_Steinhorst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au_Steinhorst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_Steinhorst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percentage" office:value="0.818181818181818" calcext:value-type="percentage">
            <text:p>81.82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u_Steinhors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u_Steinhorst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_Steinhorst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percentage" office:value="0.227272727272727" calcext:value-type="percentage">
            <text:p>22.7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_Steinhorst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percentage" office:value="0.315789473684211" calcext:value-type="percentage">
            <text:p>31.58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au_Steinhorst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u_Steinhorst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percentage" office:value="0.235294117647059" calcext:value-type="percentage">
            <text:p>23.53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au_Steinhorst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percentage" office:value="0.142857142857143" calcext:value-type="percentage">
            <text:p>14.29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u_Steinhorst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u_Steinhorst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percentage" office:value="0.760869565217391" calcext:value-type="percentage">
            <text:p>76.09%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u_Steinhorst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percentage" office:value="0.645161290322581" calcext:value-type="percentage">
            <text:p>64.52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u_Steinhorst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percentage" office:value="0.59375" calcext:value-type="percentage">
            <text:p>59.38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u_Steinhorst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au_Steinhorst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u_Steinhorst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percentage" office:value="0.30952380952381" calcext:value-type="percentage">
            <text:p>30.9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u_Steinhorst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percentage" office:value="0.272727272727273" calcext:value-type="percentage">
            <text:p>27.27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u_Steinhorst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percentage" office:value="0.511111111111111" calcext:value-type="percentage">
            <text:p>51.11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au_Steinhorst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percentage" office:value="0.391304347826087" calcext:value-type="percentage">
            <text:p>39.13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_Steinhorst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percentage" office:value="0.416666666666667" calcext:value-type="percentage">
            <text:p>41.67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u_Steinhorst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u_Steinhorst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percentage" office:value="0.192307692307692" calcext:value-type="percentage">
            <text:p>19.2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_Steinhorst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percentage" office:value="0.0952380952380952" calcext:value-type="percentage">
            <text:p>9.52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au_Steinhorst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percentage" office:value="0.348837209302326" calcext:value-type="percentage">
            <text:p>34.88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u_Steinhorst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percentage" office:value="0.782608695652174" calcext:value-type="percentage">
            <text:p>78.26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au_Steinhorst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u_Steinhorst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percentage" office:value="0.121212121212121" calcext:value-type="percentage">
            <text:p>12.12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u_Steinhorst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u_Steinhorst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percentage" office:value="0.157894736842105" calcext:value-type="percentage">
            <text:p>15.79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u_Steinhorst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percentage" office:value="0.454545454545455" calcext:value-type="percentage">
            <text:p>45.45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au_Steinhorst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u_Steinhorst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percentage" office:value="0.607142857142857" calcext:value-type="percentage">
            <text:p>60.71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u_Steinhorst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percentage" office:value="0.238095238095238" calcext:value-type="percentage">
            <text:p>23.81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u_Steinhorst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percentage" office:value="0.230769230769231" calcext:value-type="percentage">
            <text:p>23.08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au_Steinhorst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percentage" office:value="0.428571428571429" calcext:value-type="percentage">
            <text:p>42.86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u_Steinhorst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percentage" office:value="0.230769230769231" calcext:value-type="percentage">
            <text:p>23.08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u_Steinhorst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u_Steinhorst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percentage" office:value="0.444444444444444" calcext:value-type="percentage">
            <text:p>44.44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u_Steinhorst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percentage" office:value="0.181818181818182" calcext:value-type="percentage">
            <text:p>18.18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au_Steinhorst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percentage" office:value="0.416666666666667" calcext:value-type="percentage">
            <text:p>41.67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u_Steinhorst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percentage" office:value="0.307692307692308" calcext:value-type="percentage">
            <text:p>30.77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au_Steinhors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percentage" office:value="0.5625" calcext:value-type="percentage">
            <text:p>56.25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u_Steinhorst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u_Steinhorst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u_Steinhorst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percentage" office:value="0.529411764705882" calcext:value-type="percentage">
            <text:p>52.94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u_Steinhorst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percentage" office:value="0.545454545454545" calcext:value-type="percentage">
            <text:p>54.55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au_Steinhorst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u_Steinhorst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percentage" office:value="0.0689655172413793" calcext:value-type="percentage">
            <text:p>6.9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u_Steinhorst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u_Steinhorst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u_Steinhorst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u_Steinhorst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percentage" office:value="0.307692307692308" calcext:value-type="percentage">
            <text:p>30.77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au_Steinhorst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percentage" office:value="0.32258064516129" calcext:value-type="percentage">
            <text:p>32.26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u_Steinhorst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percentage" office:value="0.0952380952380952" calcext:value-type="percentage">
            <text:p>9.52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u_Steinhorst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u_Steinhorst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percentage" office:value="0.0769230769230769" calcext:value-type="percentage">
            <text:p>7.69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u_Steinhorst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u_Steinhorst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u_Steinhorst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percentage" office:value="0.111111111111111" calcext:value-type="percentage">
            <text:p>11.11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u_Steinhorst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percentage" office:value="0.133333333333333" calcext:value-type="percentage">
            <text:p>1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u_Steinhorst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percentage" office:value="0.214285714285714" calcext:value-type="percentage">
            <text:p>21.43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au_Steinhorst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percentage" office:value="0.222222222222222" calcext:value-type="percentage">
            <text:p>22.22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au_Steinhorst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u_Steinhorst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u_Steinhorst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percentage" office:value="0.315789473684211" calcext:value-type="percentage">
            <text:p>31.58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u_Steinhorst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u_Steinhorst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percentage" office:value="0.0540540540540541" calcext:value-type="percentage">
            <text:p>5.41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u_Steinhorst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percentage" office:value="0.0833333333333333" calcext:value-type="percentage">
            <text:p>8.33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au_Steinhorst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u_Steinhors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au_Steinhorst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percentage" office:value="0.285714285714286" calcext:value-type="percentage">
            <text:p>28.5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u_Steinhorst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u_Steinhorst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u_Steinhorst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percentage" office:value="0.0769230769230769" calcext:value-type="percentage">
            <text:p>7.69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u_Steinhorst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percentage" office:value="0.173913043478261" calcext:value-type="percentage">
            <text:p>17.39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u_Steinhorst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percentage" office:value="0.117647058823529" calcext:value-type="percentage">
            <text:p>11.76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u_Steinhorst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u_Steinhorst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u_Steinhorst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u_Steinhorst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u_Steinhorst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u_Steinhorst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percentage" office:value="0.153846153846154" calcext:value-type="percentage">
            <text:p>15.38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u_Steinhorst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u_Steinhorst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percentage" office:value="0.178571428571429" calcext:value-type="percentage">
            <text:p>17.86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u_Steinhorst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u_Steinhorst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u_Steinhorst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u_Steinhorst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u_Steinhorst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u_Steinhorst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au_Steinhorst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percentage" office:value="0.1875" calcext:value-type="percentage">
            <text:p>18.75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au_Steinhorst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percentage" office:value="0.09375" calcext:value-type="percentage">
            <text:p>9.38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au_Steinhorst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percentage" office:value="0.103448275862069" calcext:value-type="percentage">
            <text:p>10.34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u_Steinhorst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percentage" office:value="0.185185185185185" calcext:value-type="percentage">
            <text:p>18.52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au_Steinhorst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percentage" office:value="0.208333333333333" calcext:value-type="percentage">
            <text:p>20.8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au_Steinhorst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u_Steinhorst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percentage" office:value="0.611111111111111" calcext:value-type="percentage">
            <text:p>61.11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u_Steinhorst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_Steinhorst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au_Steinhorst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au_Steinhors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u_Steinhorst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percentage" office:value="0.162162162162162" calcext:value-type="percentage">
            <text:p>16.22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u_Steinhorst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percentage" office:value="0.0333333333333333" calcext:value-type="percentage">
            <text:p>3.33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au_Steinhorst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percentage" office:value="0.153846153846154" calcext:value-type="percentage">
            <text:p>15.38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u_Steinhorst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u_Steinhorst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percentage" office:value="0.285714285714286" calcext:value-type="percentage">
            <text:p>28.5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au_Steinhorst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u_Steinhorst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u_Steinhorst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u_Steinhorst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u_Steinhorst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au_Steinhorst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u_Steinhorst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percentage" office:value="0.176470588235294" calcext:value-type="percentage">
            <text:p>17.65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u_Steinhorst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u_Steinhorst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percentage" office:value="0.216216216216216" calcext:value-type="percentage">
            <text:p>21.62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u_Steinhorst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u_Steinhorst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u_Steinhorst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au_Steinhorst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u_Steinhorst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au_Steinhorst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percentage" office:value="0.285714285714286" calcext:value-type="percentage">
            <text:p>28.57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au_Steinhorst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percentage" office:value="0.0434782608695652" calcext:value-type="percentage">
            <text:p>4.35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u_Steinhorst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au_Steinhorst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percentage" office:value="0.956521739130435" calcext:value-type="percentage">
            <text:p>95.65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au_Steinhorst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u_Steinhorst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u_Steinhorst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percentage" office:value="0.481481481481481" calcext:value-type="percentage">
            <text:p>48.1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au_Steinhorst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au_Steinhorst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au_Steinhorst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percentage" office:value="0.67741935483871" calcext:value-type="percentage">
            <text:p>67.74%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au_Steinhorst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u_Steinhorst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percentage" office:value="0.136363636363636" calcext:value-type="percentage">
            <text:p>13.64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au_Steinhorst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percentage" office:value="0.384615384615385" calcext:value-type="percentage">
            <text:p>38.46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u_Steinhorst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u_Steinhorst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u_Steinhorst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u_Steinhorst</text:p>
          </table:table-cell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percentage" office:value="0.378378378378378" calcext:value-type="percentage">
            <text:p>37.84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au_Steinhorst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au_Steinhorst</text:p>
          </table:table-cell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 office:value-type="percentage" office:value="0.872340425531915" calcext:value-type="percentage">
            <text:p>87.23%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au_Steinhorst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percentage" office:value="0.786666666666667" calcext:value-type="percentage">
            <text:p>78.67%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u_Steinhorst</text:p>
          </table:table-cell>
          <table:table-cell office:value-type="float" office:value="201" calcext:value-type="float">
            <text:p>201</text:p>
          </table:table-cell>
          <table:table-cell office:value-type="float" office:value="27" calcext:value-type="float">
            <text:p>27</text:p>
          </table:table-cell>
          <table:table-cell office:value-type="percentage" office:value="0.777777777777778" calcext:value-type="percentage">
            <text:p>77.78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u_Steinhorst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u_Steinhorst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percentage" office:value="0.583333333333333" calcext:value-type="percentage">
            <text:p>58.33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au_Steinhorst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au_Steinhorst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u_Steinhorst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u_Steinhorst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percentage" office:value="0.736842105263158" calcext:value-type="percentage">
            <text:p>73.68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u_Steinhorst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office:value-type="percentage" office:value="0.708333333333333" calcext:value-type="percentage">
            <text:p>70.83%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u_Steinhorst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percentage" office:value="0.404255319148936" calcext:value-type="percentage">
            <text:p>40.43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u_Steinhorst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percentage" office:value="0.944444444444444" calcext:value-type="percentage">
            <text:p>94.44%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u_Steinhorst</text:p>
          </table:table-cell>
          <table:table-cell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u_Steinhorst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percentage" office:value="0.166666666666667" calcext:value-type="percentage">
            <text:p>16.67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u_Steinhorst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u_Steinhorst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percentage" office:value="0.26530612244898" calcext:value-type="percentage">
            <text:p>26.53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u_Steinhorst</text:p>
          </table:table-cell>
          <table:table-cell office:value-type="float" office:value="215" calcext:value-type="float">
            <text:p>215</text:p>
          </table:table-cell>
          <table:table-cell office:value-type="float" office:value="62" calcext:value-type="float">
            <text:p>62</text:p>
          </table:table-cell>
          <table:table-cell office:value-type="percentage" office:value="0.483870967741935" calcext:value-type="percentage">
            <text:p>48.39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u_Steinhorst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office:value-type="percentage" office:value="0.56" calcext:value-type="percentage">
            <text:p>56.00%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u_Steinhorst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percentage" office:value="0.456043956043956" calcext:value-type="percentage">
            <text:p>45.60%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u_Steinhorst</text:p>
          </table:table-cell>
          <table:table-cell office:value-type="float" office:value="218" calcext:value-type="float">
            <text:p>218</text:p>
          </table:table-cell>
          <table:table-cell office:value-type="float" office:value="160" calcext:value-type="float">
            <text:p>160</text:p>
          </table:table-cell>
          <table:table-cell office:value-type="percentage" office:value="0.54375" calcext:value-type="percentage">
            <text:p>54.38%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u_Steinhorst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percentage" office:value="0.558139534883721" calcext:value-type="percentage">
            <text:p>55.81%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u_Steinhorst</text:p>
          </table:table-cell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u_Steinhorst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u_Steinhorst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percentage" office:value="0.897959183673469" calcext:value-type="percentage">
            <text:p>89.80%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u_Steinhorst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u_Steinhorst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percentage" office:value="0.868421052631579" calcext:value-type="percentage">
            <text:p>86.84%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u_Steinhorst</text:p>
          </table:table-cell>
          <table:table-cell office:value-type="float" office:value="225" calcext:value-type="float">
            <text:p>225</text:p>
          </table:table-cell>
          <table:table-cell office:value-type="float" office:value="55" calcext:value-type="float">
            <text:p>55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u_Steinhorst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office:value-type="percentage" office:value="0.821428571428571" calcext:value-type="percentage">
            <text:p>82.14%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u_Steinhorst</text:p>
          </table:table-cell>
          <table:table-cell office:value-type="float" office:value="227" calcext:value-type="float">
            <text:p>227</text:p>
          </table:table-cell>
          <table:table-cell office:value-type="float" office:value="55" calcext:value-type="float">
            <text:p>55</text:p>
          </table:table-cell>
          <table:table-cell office:value-type="percentage" office:value="0.672727272727273" calcext:value-type="percentage">
            <text:p>67.27%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u_Steinhorst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office:value-type="percentage" office:value="0.974358974358974" calcext:value-type="percentage">
            <text:p>97.44%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u_Steinhorst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u_Steinhors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u_Steinhorst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u_Steinhorst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percentage" office:value="0.541666666666667" calcext:value-type="percentage">
            <text:p>54.17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u_Steinhorst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u_Steinhorst</text:p>
          </table:table-cell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au_Steinhorst</text:p>
          </table:table-cell>
          <table:table-cell office:value-type="float" office:value="235" calcext:value-type="float">
            <text:p>235</text:p>
          </table:table-cell>
          <table:table-cell office:value-type="float" office:value="51" calcext:value-type="float">
            <text:p>51</text:p>
          </table:table-cell>
          <table:table-cell office:value-type="percentage" office:value="0.92156862745098" calcext:value-type="percentage">
            <text:p>92.16%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au_Steinhorst</text:p>
          </table:table-cell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office:value-type="percentage" office:value="0.967391304347826" calcext:value-type="percentage">
            <text:p>96.74%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au_Steinhorst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percentage" office:value="0.735849056603774" calcext:value-type="percentage">
            <text:p>73.58%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u_Steinhorst</text:p>
          </table:table-cell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percentage" office:value="0.429577464788732" calcext:value-type="percentage">
            <text:p>42.96%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u_Steinhorst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office:value-type="percentage" office:value="0.521052631578947" calcext:value-type="percentage">
            <text:p>52.11%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au_Steinhorst</text:p>
          </table:table-cell>
          <table:table-cell office:value-type="float" office:value="240" calcext:value-type="float">
            <text:p>240</text:p>
          </table:table-cell>
          <table:table-cell office:value-type="float" office:value="146" calcext:value-type="float">
            <text:p>146</text:p>
          </table:table-cell>
          <table:table-cell office:value-type="percentage" office:value="0.458904109589041" calcext:value-type="percentage">
            <text:p>45.89%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au_Steinhorst</text:p>
          </table:table-cell>
          <table:table-cell office:value-type="float" office:value="241" calcext:value-type="float">
            <text:p>241</text:p>
          </table:table-cell>
          <table:table-cell office:value-type="float" office:value="102" calcext:value-type="float">
            <text:p>102</text:p>
          </table:table-cell>
          <table:table-cell office:value-type="percentage" office:value="0.147058823529412" calcext:value-type="percentage">
            <text:p>14.71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u_Steinhorst</text:p>
          </table:table-cell>
          <table:table-cell office:value-type="float" office:value="242" calcext:value-type="float">
            <text:p>242</text:p>
          </table:table-cell>
          <table:table-cell office:value-type="float" office:value="190" calcext:value-type="float">
            <text:p>190</text:p>
          </table:table-cell>
          <table:table-cell office:value-type="percentage" office:value="0.247368421052632" calcext:value-type="percentage">
            <text:p>24.74%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au_Steinhorst</text:p>
          </table:table-cell>
          <table:table-cell office:value-type="float" office:value="243" calcext:value-type="float">
            <text:p>243</text:p>
          </table:table-cell>
          <table:table-cell office:value-type="float" office:value="157" calcext:value-type="float">
            <text:p>157</text:p>
          </table:table-cell>
          <table:table-cell office:value-type="percentage" office:value="0.0700636942675159" calcext:value-type="percentage">
            <text:p>7.01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u_Steinhorst</text:p>
          </table:table-cell>
          <table:table-cell office:value-type="float" office:value="244" calcext:value-type="float">
            <text:p>244</text:p>
          </table:table-cell>
          <table:table-cell office:value-type="float" office:value="163" calcext:value-type="float">
            <text:p>163</text:p>
          </table:table-cell>
          <table:table-cell office:value-type="percentage" office:value="0.177914110429448" calcext:value-type="percentage">
            <text:p>17.79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au_Steinhorst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office:value-type="percentage" office:value="0.262626262626263" calcext:value-type="percentage">
            <text:p>26.26%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au_Steinhorst</text:p>
          </table:table-cell>
          <table:table-cell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office:value-type="percentage" office:value="0.115384615384615" calcext:value-type="percentage">
            <text:p>11.54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u_Steinhorst</text:p>
          </table:table-cell>
          <table:table-cell office:value-type="float" office:value="247" calcext:value-type="float">
            <text:p>247</text:p>
          </table:table-cell>
          <table:table-cell office:value-type="float" office:value="42" calcext:value-type="float">
            <text:p>42</text:p>
          </table:table-cell>
          <table:table-cell office:value-type="percentage" office:value="0.404761904761905" calcext:value-type="percentage">
            <text:p>40.48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au_Steinhorst</text:p>
          </table:table-cell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percentage" office:value="0.829787234042553" calcext:value-type="percentage">
            <text:p>82.98%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au_Steinhorst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au_Steinhorst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percentage" office:value="0.854545454545454" calcext:value-type="percentage">
            <text:p>85.45%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au_Steinhorst</text:p>
          </table:table-cell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u_Steinhorst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u_Steinhors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au_Steinhorst</text:p>
          </table:table-cell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percentage" office:value="0.428571428571429" calcext:value-type="percentage">
            <text:p>42.86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u_Steinhorst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percentage" office:value="0.846153846153846" calcext:value-type="percentage">
            <text:p>84.62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u_Steinhorst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percentage" office:value="0.923076923076923" calcext:value-type="percentage">
            <text:p>92.31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au_Steinhorst</text:p>
          </table:table-cell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 office:value-type="percentage" office:value="0.941176470588235" calcext:value-type="percentage">
            <text:p>94.12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au_Steinhorst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au_Steinhorst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percentage" office:value="0.571428571428571" calcext:value-type="percentage">
            <text:p>57.14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au_Steinhorst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percentage" office:value="0.846153846153846" calcext:value-type="percentage">
            <text:p>84.62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u_Steinhorst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au_Steinhorst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au_Steinhorst</text:p>
          </table:table-cell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office:value-type="percentage" office:value="0.615384615384615" calcext:value-type="percentage">
            <text:p>61.54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au_Steinhorst</text:p>
          </table:table-cell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percentage" office:value="0.379310344827586" calcext:value-type="percentage">
            <text:p>37.93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au_Steinhorst</text:p>
          </table:table-cell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percentage" office:value="0.818181818181818" calcext:value-type="percentage">
            <text:p>81.82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au_Steinhorst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percentage" office:value="0.153846153846154" calcext:value-type="percentage">
            <text:p>15.38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au_Steinhorst</text:p>
          </table:table-cell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percentage" office:value="0.215686274509804" calcext:value-type="percentage">
            <text:p>21.57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u_Steinhorst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percentage" office:value="0.22972972972973" calcext:value-type="percentage">
            <text:p>22.97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au_Steinhorst</text:p>
          </table:table-cell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percentage" office:value="0.655172413793103" calcext:value-type="percentage">
            <text:p>65.52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au_Steinhorst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au_Steinhorst</text:p>
          </table:table-cell>
          <table:table-cell office:value-type="float" office:value="271" calcext:value-type="float">
            <text:p>271</text:p>
          </table:table-cell>
          <table:table-cell office:value-type="float" office:value="26" calcext:value-type="float">
            <text:p>26</text:p>
          </table:table-cell>
          <table:table-cell office:value-type="percentage" office:value="0.384615384615385" calcext:value-type="percentage">
            <text:p>38.46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au_Steinhorst</text:p>
          </table:table-cell>
          <table:table-cell office:value-type="float" office:value="272" calcext:value-type="float">
            <text:p>272</text:p>
          </table:table-cell>
          <table:table-cell office:value-type="float" office:value="27" calcext:value-type="float">
            <text:p>27</text:p>
          </table:table-cell>
          <table:table-cell office:value-type="percentage" office:value="0.259259259259259" calcext:value-type="percentage">
            <text:p>25.93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au_Steinhorst</text:p>
          </table:table-cell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au_Steinhorst</text:p>
          </table:table-cell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percentage" office:value="0.470588235294118" calcext:value-type="percentage">
            <text:p>47.06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au_Steinhorst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au_Steinhorst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au_Steinhorst</text:p>
          </table:table-cell>
          <table:table-cell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  <table:table-cell office:value-type="percentage" office:value="0.903225806451613" calcext:value-type="percentage">
            <text:p>90.32%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u_Steinhorst</text:p>
          </table:table-cell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percentage" office:value="0.883720930232558" calcext:value-type="percentage">
            <text:p>88.37%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u_Steinhorst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percentage" office:value="0.846153846153846" calcext:value-type="percentage">
            <text:p>84.62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au_Steinhorst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u_Steinhorst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au_Steinhorst</text:p>
          </table:table-cell>
          <table:table-cell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office:value-type="percentage" office:value="0.842105263157895" calcext:value-type="percentage">
            <text:p>84.21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u_Steinhorst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u_Steinhorst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au_Steinhorst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percentage" office:value="0.884615384615385" calcext:value-type="percentage">
            <text:p>88.46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u_Steinhorst</text:p>
          </table:table-cell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  <table:table-cell office:value-type="percentage" office:value="0.714285714285714" calcext:value-type="percentage">
            <text:p>71.43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au_Steinhorst</text:p>
          </table:table-cell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percentage" office:value="0.533333333333333" calcext:value-type="percentage">
            <text:p>53.33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u_Steinhorst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au_Steinhorst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u_Steinhorst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u_Steinhorst</text:p>
          </table:table-cell>
          <table:table-cell office:value-type="float" office:value="291" calcext:value-type="float">
            <text:p>291</text:p>
          </table:table-cell>
          <table:table-cell office:value-type="float" office:value="25" calcext:value-type="float">
            <text:p>25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au_Steinhorst</text:p>
          </table:table-cell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  <table:table-cell office:value-type="percentage" office:value="0.0769230769230769" calcext:value-type="percentage">
            <text:p>7.69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au_Steinhorst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au_Steinhorst</text:p>
          </table:table-cell>
          <table:table-cell office:value-type="float" office:value="295" calcext:value-type="float">
            <text:p>295</text:p>
          </table:table-cell>
          <table:table-cell office:value-type="float" office:value="16" calcext:value-type="float">
            <text:p>16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au_Steinhorst</text:p>
          </table:table-cell>
          <table:table-cell office:value-type="float" office:value="296" calcext:value-type="float">
            <text:p>296</text:p>
          </table:table-cell>
          <table:table-cell office:value-type="float" office:value="27" calcext:value-type="float">
            <text:p>27</text:p>
          </table:table-cell>
          <table:table-cell office:value-type="percentage" office:value="0.888888888888889" calcext:value-type="percentage">
            <text:p>88.89%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au_Steinhorst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au_Steinhorst</text:p>
          </table:table-cell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percentage" office:value="0.454545454545455" calcext:value-type="percentage">
            <text:p>45.45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au_Steinhorst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percentage" office:value="0.545454545454545" calcext:value-type="percentage">
            <text:p>54.55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au_Steinhorst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oe_Ansitz</text:p>
          </table:table-cell>
          <table:table-cell office:value-type="float" office:value="8701" calcext:value-type="float">
            <text:p>8701</text:p>
          </table:table-cell>
          <table:table-cell office:value-type="float" office:value="38" calcext:value-type="float">
            <text:p>38</text:p>
          </table:table-cell>
          <table:table-cell office:value-type="percentage" office:value="0.552631578947368" calcext:value-type="percentage">
            <text:p>55.26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oe_Ansitz</text:p>
          </table:table-cell>
          <table:table-cell office:value-type="float" office:value="8702" calcext:value-type="float">
            <text:p>8702</text:p>
          </table:table-cell>
          <table:table-cell office:value-type="float" office:value="57" calcext:value-type="float">
            <text:p>57</text:p>
          </table:table-cell>
          <table:table-cell office:value-type="percentage" office:value="0.385964912280702" calcext:value-type="percentage">
            <text:p>38.60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oe_Ansitz</text:p>
          </table:table-cell>
          <table:table-cell office:value-type="float" office:value="8703" calcext:value-type="float">
            <text:p>8703</text:p>
          </table:table-cell>
          <table:table-cell office:value-type="float" office:value="56" calcext:value-type="float">
            <text:p>56</text:p>
          </table:table-cell>
          <table:table-cell office:value-type="percentage" office:value="0.928571428571429" calcext:value-type="percentage">
            <text:p>92.86%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oe_Ansitz</text:p>
          </table:table-cell>
          <table:table-cell office:value-type="float" office:value="8704" calcext:value-type="float">
            <text:p>8704</text:p>
          </table:table-cell>
          <table:table-cell office:value-type="float" office:value="34" calcext:value-type="float">
            <text:p>34</text:p>
          </table:table-cell>
          <table:table-cell office:value-type="percentage" office:value="0.676470588235294" calcext:value-type="percentage">
            <text:p>67.65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oe_Ansitz</text:p>
          </table:table-cell>
          <table:table-cell office:value-type="float" office:value="8705" calcext:value-type="float">
            <text:p>8705</text:p>
          </table:table-cell>
          <table:table-cell office:value-type="float" office:value="47" calcext:value-type="float">
            <text:p>47</text:p>
          </table:table-cell>
          <table:table-cell office:value-type="percentage" office:value="0.765957446808511" calcext:value-type="percentage">
            <text:p>76.60%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oe_Ansitz</text:p>
          </table:table-cell>
          <table:table-cell office:value-type="float" office:value="8706" calcext:value-type="float">
            <text:p>8706</text:p>
          </table:table-cell>
          <table:table-cell office:value-type="float" office:value="31" calcext:value-type="float">
            <text:p>31</text:p>
          </table:table-cell>
          <table:table-cell office:value-type="percentage" office:value="0.516129032258065" calcext:value-type="percentage">
            <text:p>51.61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oe_Ansitz</text:p>
          </table:table-cell>
          <table:table-cell office:value-type="float" office:value="8707" calcext:value-type="float">
            <text:p>8707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oe_Ansitz</text:p>
          </table:table-cell>
          <table:table-cell office:value-type="float" office:value="8708" calcext:value-type="float">
            <text:p>8708</text:p>
          </table:table-cell>
          <table:table-cell office:value-type="float" office:value="35" calcext:value-type="float">
            <text:p>35</text:p>
          </table:table-cell>
          <table:table-cell office:value-type="percentage" office:value="0.628571428571429" calcext:value-type="percentage">
            <text:p>62.86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oe_Ansitz</text:p>
          </table:table-cell>
          <table:table-cell office:value-type="float" office:value="8709" calcext:value-type="float">
            <text:p>8709</text:p>
          </table:table-cell>
          <table:table-cell office:value-type="float" office:value="30" calcext:value-type="float">
            <text:p>30</text:p>
          </table:table-cell>
          <table:table-cell office:value-type="percentage" office:value="0.366666666666667" calcext:value-type="percentage">
            <text:p>36.67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oe_Ansitz</text:p>
          </table:table-cell>
          <table:table-cell office:value-type="float" office:value="8710" calcext:value-type="float">
            <text:p>8710</text:p>
          </table:table-cell>
          <table:table-cell office:value-type="float" office:value="18" calcext:value-type="float">
            <text:p>18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oe_Ansitz</text:p>
          </table:table-cell>
          <table:table-cell office:value-type="float" office:value="8711" calcext:value-type="float">
            <text:p>8711</text:p>
          </table:table-cell>
          <table:table-cell office:value-type="float" office:value="43" calcext:value-type="float">
            <text:p>43</text:p>
          </table:table-cell>
          <table:table-cell office:value-type="percentage" office:value="0.674418604651163" calcext:value-type="percentage">
            <text:p>67.44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oe_Ansitz</text:p>
          </table:table-cell>
          <table:table-cell office:value-type="float" office:value="8712" calcext:value-type="float">
            <text:p>8712</text:p>
          </table:table-cell>
          <table:table-cell office:value-type="float" office:value="35" calcext:value-type="float">
            <text:p>35</text:p>
          </table:table-cell>
          <table:table-cell office:value-type="percentage" office:value="0.571428571428571" calcext:value-type="percentage">
            <text:p>57.14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oe_Ansitz</text:p>
          </table:table-cell>
          <table:table-cell office:value-type="float" office:value="8713" calcext:value-type="float">
            <text:p>8713</text:p>
          </table:table-cell>
          <table:table-cell office:value-type="float" office:value="72" calcext:value-type="float">
            <text:p>72</text:p>
          </table:table-cell>
          <table:table-cell office:value-type="percentage" office:value="0.527777777777778" calcext:value-type="percentage">
            <text:p>52.78%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oe_Ansitz</text:p>
          </table:table-cell>
          <table:table-cell office:value-type="float" office:value="8714" calcext:value-type="float">
            <text:p>8714</text:p>
          </table:table-cell>
          <table:table-cell office:value-type="float" office:value="53" calcext:value-type="float">
            <text:p>53</text:p>
          </table:table-cell>
          <table:table-cell office:value-type="percentage" office:value="0.641509433962264" calcext:value-type="percentage">
            <text:p>64.15%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oe_Ansitz</text:p>
          </table:table-cell>
          <table:table-cell office:value-type="float" office:value="8715" calcext:value-type="float">
            <text:p>8715</text:p>
          </table:table-cell>
          <table:table-cell office:value-type="float" office:value="54" calcext:value-type="float">
            <text:p>54</text:p>
          </table:table-cell>
          <table:table-cell office:value-type="percentage" office:value="0.759259259259259" calcext:value-type="percentage">
            <text:p>75.93%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oe_Ansitz</text:p>
          </table:table-cell>
          <table:table-cell office:value-type="float" office:value="8716" calcext:value-type="float">
            <text:p>8716</text:p>
          </table:table-cell>
          <table:table-cell office:value-type="float" office:value="12" calcext:value-type="float">
            <text:p>12</text:p>
          </table:table-cell>
          <table:table-cell office:value-type="percentage" office:value="0.916666666666667" calcext:value-type="percentage">
            <text:p>91.67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oe_Ansitz</text:p>
          </table:table-cell>
          <table:table-cell office:value-type="float" office:value="8717" calcext:value-type="float">
            <text:p>8717</text:p>
          </table:table-cell>
          <table:table-cell office:value-type="float" office:value="19" calcext:value-type="float">
            <text:p>19</text:p>
          </table:table-cell>
          <table:table-cell office:value-type="percentage" office:value="0.789473684210526" calcext:value-type="percentage">
            <text:p>78.95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oe_Ansitz</text:p>
          </table:table-cell>
          <table:table-cell office:value-type="float" office:value="8718" calcext:value-type="float">
            <text:p>8718</text:p>
          </table:table-cell>
          <table:table-cell office:value-type="float" office:value="33" calcext:value-type="float">
            <text:p>33</text:p>
          </table:table-cell>
          <table:table-cell office:value-type="percentage" office:value="0.696969696969697" calcext:value-type="percentage">
            <text:p>69.70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oe_Ansitz</text:p>
          </table:table-cell>
          <table:table-cell office:value-type="float" office:value="8719" calcext:value-type="float">
            <text:p>8719</text:p>
          </table:table-cell>
          <table:table-cell office:value-type="float" office:value="69" calcext:value-type="float">
            <text:p>69</text:p>
          </table:table-cell>
          <table:table-cell office:value-type="percentage" office:value="0.492753623188406" calcext:value-type="percentage">
            <text:p>49.28%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oe_Ansitz</text:p>
          </table:table-cell>
          <table:table-cell office:value-type="float" office:value="8720" calcext:value-type="float">
            <text:p>8720</text:p>
          </table:table-cell>
          <table:table-cell office:value-type="float" office:value="85" calcext:value-type="float">
            <text:p>85</text:p>
          </table:table-cell>
          <table:table-cell office:value-type="percentage" office:value="0.635294117647059" calcext:value-type="percentage">
            <text:p>63.53%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oe_Ansitz</text:p>
          </table:table-cell>
          <table:table-cell office:value-type="float" office:value="8721" calcext:value-type="float">
            <text:p>8721</text:p>
          </table:table-cell>
          <table:table-cell office:value-type="float" office:value="25" calcext:value-type="float">
            <text:p>25</text:p>
          </table:table-cell>
          <table:table-cell office:value-type="percentage" office:value="0.68" calcext:value-type="percentage">
            <text:p>68.00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oe_Ansitz</text:p>
          </table:table-cell>
          <table:table-cell office:value-type="float" office:value="8722" calcext:value-type="float">
            <text:p>8722</text:p>
          </table:table-cell>
          <table:table-cell office:value-type="float" office:value="25" calcext:value-type="float">
            <text:p>25</text:p>
          </table:table-cell>
          <table:table-cell office:value-type="percentage" office:value="0.64" calcext:value-type="percentage">
            <text:p>64.00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oe_Ansitz</text:p>
          </table:table-cell>
          <table:table-cell office:value-type="float" office:value="8723" calcext:value-type="float">
            <text:p>8723</text:p>
          </table:table-cell>
          <table:table-cell office:value-type="float" office:value="59" calcext:value-type="float">
            <text:p>59</text:p>
          </table:table-cell>
          <table:table-cell office:value-type="percentage" office:value="0.542372881355932" calcext:value-type="percentage">
            <text:p>54.24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oe_Ansitz</text:p>
          </table:table-cell>
          <table:table-cell office:value-type="float" office:value="8724" calcext:value-type="float">
            <text:p>8724</text:p>
          </table:table-cell>
          <table:table-cell office:value-type="float" office:value="60" calcext:value-type="float">
            <text:p>60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oe_Ansitz</text:p>
          </table:table-cell>
          <table:table-cell office:value-type="float" office:value="8725" calcext:value-type="float">
            <text:p>8725</text:p>
          </table:table-cell>
          <table:table-cell office:value-type="float" office:value="50" calcext:value-type="float">
            <text:p>50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oe_Ansitz</text:p>
          </table:table-cell>
          <table:table-cell office:value-type="float" office:value="8726" calcext:value-type="float">
            <text:p>8726</text:p>
          </table:table-cell>
          <table:table-cell office:value-type="float" office:value="59" calcext:value-type="float">
            <text:p>59</text:p>
          </table:table-cell>
          <table:table-cell office:value-type="percentage" office:value="0.559322033898305" calcext:value-type="percentage">
            <text:p>55.93%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oe_Ansitz</text:p>
          </table:table-cell>
          <table:table-cell office:value-type="float" office:value="8727" calcext:value-type="float">
            <text:p>8727</text:p>
          </table:table-cell>
          <table:table-cell office:value-type="float" office:value="92" calcext:value-type="float">
            <text:p>92</text:p>
          </table:table-cell>
          <table:table-cell office:value-type="percentage" office:value="0.619565217391304" calcext:value-type="percentage">
            <text:p>61.96%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oe_Ansitz</text:p>
          </table:table-cell>
          <table:table-cell office:value-type="float" office:value="8728" calcext:value-type="float">
            <text:p>8728</text:p>
          </table:table-cell>
          <table:table-cell office:value-type="float" office:value="95" calcext:value-type="float">
            <text:p>95</text:p>
          </table:table-cell>
          <table:table-cell office:value-type="percentage" office:value="0.578947368421053" calcext:value-type="percentage">
            <text:p>57.89%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oe_Ansitz</text:p>
          </table:table-cell>
          <table:table-cell office:value-type="float" office:value="8729" calcext:value-type="float">
            <text:p>8729</text:p>
          </table:table-cell>
          <table:table-cell office:value-type="float" office:value="111" calcext:value-type="float">
            <text:p>111</text:p>
          </table:table-cell>
          <table:table-cell office:value-type="percentage" office:value="0.558558558558559" calcext:value-type="percentage">
            <text:p>55.86%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oe_Ansitz</text:p>
          </table:table-cell>
          <table:table-cell office:value-type="float" office:value="8730" calcext:value-type="float">
            <text:p>8730</text:p>
          </table:table-cell>
          <table:table-cell office:value-type="float" office:value="27" calcext:value-type="float">
            <text:p>27</text:p>
          </table:table-cell>
          <table:table-cell office:value-type="percentage" office:value="0.703703703703704" calcext:value-type="percentage">
            <text:p>70.37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oe_Ansitz</text:p>
          </table:table-cell>
          <table:table-cell office:value-type="float" office:value="8731" calcext:value-type="float">
            <text:p>873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oe_Ansitz</text:p>
          </table:table-cell>
          <table:table-cell office:value-type="float" office:value="8732" calcext:value-type="float">
            <text:p>8732</text:p>
          </table:table-cell>
          <table:table-cell office:value-type="float" office:value="18" calcext:value-type="float">
            <text:p>18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oe_Ansitz</text:p>
          </table:table-cell>
          <table:table-cell office:value-type="float" office:value="8733" calcext:value-type="float">
            <text:p>8733</text:p>
          </table:table-cell>
          <table:table-cell office:value-type="float" office:value="58" calcext:value-type="float">
            <text:p>58</text:p>
          </table:table-cell>
          <table:table-cell office:value-type="percentage" office:value="0.706896551724138" calcext:value-type="percentage">
            <text:p>70.69%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oe_Ansitz</text:p>
          </table:table-cell>
          <table:table-cell office:value-type="float" office:value="8734" calcext:value-type="float">
            <text:p>8734</text:p>
          </table:table-cell>
          <table:table-cell office:value-type="float" office:value="90" calcext:value-type="float">
            <text:p>90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oe_Ansitz</text:p>
          </table:table-cell>
          <table:table-cell office:value-type="float" office:value="8735" calcext:value-type="float">
            <text:p>8735</text:p>
          </table:table-cell>
          <table:table-cell office:value-type="float" office:value="86" calcext:value-type="float">
            <text:p>86</text:p>
          </table:table-cell>
          <table:table-cell office:value-type="percentage" office:value="0.709302325581395" calcext:value-type="percentage">
            <text:p>70.93%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oe_Ansitz</text:p>
          </table:table-cell>
          <table:table-cell office:value-type="float" office:value="8736" calcext:value-type="float">
            <text:p>8736</text:p>
          </table:table-cell>
          <table:table-cell office:value-type="float" office:value="99" calcext:value-type="float">
            <text:p>99</text:p>
          </table:table-cell>
          <table:table-cell office:value-type="percentage" office:value="0.555555555555556" calcext:value-type="percentage">
            <text:p>55.56%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oe_Ansitz</text:p>
          </table:table-cell>
          <table:table-cell office:value-type="float" office:value="8737" calcext:value-type="float">
            <text:p>8737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333333333333" calcext:value-type="percentage">
            <text:p>63.33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oe_Ansitz</text:p>
          </table:table-cell>
          <table:table-cell office:value-type="float" office:value="8738" calcext:value-type="float">
            <text:p>8738</text:p>
          </table:table-cell>
          <table:table-cell office:value-type="float" office:value="23" calcext:value-type="float">
            <text:p>23</text:p>
          </table:table-cell>
          <table:table-cell office:value-type="percentage" office:value="0.304347826086957" calcext:value-type="percentage">
            <text:p>30.43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oe_Ansitz</text:p>
          </table:table-cell>
          <table:table-cell office:value-type="float" office:value="8739" calcext:value-type="float">
            <text:p>8739</text:p>
          </table:table-cell>
          <table:table-cell office:value-type="float" office:value="70" calcext:value-type="float">
            <text:p>70</text:p>
          </table:table-cell>
          <table:table-cell office:value-type="percentage" office:value="0.314285714285714" calcext:value-type="percentage">
            <text:p>31.43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oe_Ansitz</text:p>
          </table:table-cell>
          <table:table-cell office:value-type="float" office:value="8740" calcext:value-type="float">
            <text:p>8740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oe_Ansitz</text:p>
          </table:table-cell>
          <table:table-cell office:value-type="float" office:value="8741" calcext:value-type="float">
            <text:p>8741</text:p>
          </table:table-cell>
          <table:table-cell office:value-type="float" office:value="14" calcext:value-type="float">
            <text:p>14</text:p>
          </table:table-cell>
          <table:table-cell office:value-type="percentage" office:value="0.928571428571429" calcext:value-type="percentage">
            <text:p>92.86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oe_Ansitz</text:p>
          </table:table-cell>
          <table:table-cell office:value-type="float" office:value="8742" calcext:value-type="float">
            <text:p>8742</text:p>
          </table:table-cell>
          <table:table-cell office:value-type="float" office:value="32" calcext:value-type="float">
            <text:p>32</text:p>
          </table:table-cell>
          <table:table-cell office:value-type="percentage" office:value="0.6875" calcext:value-type="percentage">
            <text:p>68.75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oe_Ansitz</text:p>
          </table:table-cell>
          <table:table-cell office:value-type="float" office:value="8743" calcext:value-type="float">
            <text:p>8743</text:p>
          </table:table-cell>
          <table:table-cell office:value-type="float" office:value="101" calcext:value-type="float">
            <text:p>101</text:p>
          </table:table-cell>
          <table:table-cell office:value-type="percentage" office:value="0.633663366336634" calcext:value-type="percentage">
            <text:p>63.37%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oe_Ansitz</text:p>
          </table:table-cell>
          <table:table-cell office:value-type="float" office:value="8744" calcext:value-type="float">
            <text:p>8744</text:p>
          </table:table-cell>
          <table:table-cell office:value-type="float" office:value="60" calcext:value-type="float">
            <text:p>60</text:p>
          </table:table-cell>
          <table:table-cell office:value-type="percentage" office:value="0.716666666666667" calcext:value-type="percentage">
            <text:p>71.67%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oe_Ansitz</text:p>
          </table:table-cell>
          <table:table-cell office:value-type="float" office:value="8745" calcext:value-type="float">
            <text:p>8745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1" calcext:value-type="percentage">
            <text:p>81.00%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oe_Ansitz</text:p>
          </table:table-cell>
          <table:table-cell office:value-type="float" office:value="8746" calcext:value-type="float">
            <text:p>8746</text:p>
          </table:table-cell>
          <table:table-cell office:value-type="float" office:value="21" calcext:value-type="float">
            <text:p>21</text:p>
          </table:table-cell>
          <table:table-cell office:value-type="percentage" office:value="0.571428571428571" calcext:value-type="percentage">
            <text:p>57.14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oe_Ansitz</text:p>
          </table:table-cell>
          <table:table-cell office:value-type="float" office:value="8747" calcext:value-type="float">
            <text:p>8747</text:p>
          </table:table-cell>
          <table:table-cell office:value-type="float" office:value="52" calcext:value-type="float">
            <text:p>52</text:p>
          </table:table-cell>
          <table:table-cell office:value-type="percentage" office:value="0.653846153846154" calcext:value-type="percentage">
            <text:p>65.38%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oe_Ansitz</text:p>
          </table:table-cell>
          <table:table-cell office:value-type="float" office:value="8748" calcext:value-type="float">
            <text:p>8748</text:p>
          </table:table-cell>
          <table:table-cell office:value-type="float" office:value="34" calcext:value-type="float">
            <text:p>34</text:p>
          </table:table-cell>
          <table:table-cell office:value-type="percentage" office:value="0.970588235294118" calcext:value-type="percentage">
            <text:p>97.06%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oe_Ansitz</text:p>
          </table:table-cell>
          <table:table-cell office:value-type="float" office:value="8749" calcext:value-type="float">
            <text:p>8749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oe_Ansitz</text:p>
          </table:table-cell>
          <table:table-cell office:value-type="float" office:value="8750" calcext:value-type="float">
            <text:p>8750</text:p>
          </table:table-cell>
          <table:table-cell office:value-type="float" office:value="110" calcext:value-type="float">
            <text:p>110</text:p>
          </table:table-cell>
          <table:table-cell office:value-type="percentage" office:value="0.790909090909091" calcext:value-type="percentage">
            <text:p>79.09%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oe_Ansitz</text:p>
          </table:table-cell>
          <table:table-cell office:value-type="float" office:value="8751" calcext:value-type="float">
            <text:p>8751</text:p>
          </table:table-cell>
          <table:table-cell office:value-type="float" office:value="123" calcext:value-type="float">
            <text:p>123</text:p>
          </table:table-cell>
          <table:table-cell office:value-type="percentage" office:value="0.585365853658537" calcext:value-type="percentage">
            <text:p>58.54%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oe_Ansitz</text:p>
          </table:table-cell>
          <table:table-cell office:value-type="float" office:value="8752" calcext:value-type="float">
            <text:p>8752</text:p>
          </table:table-cell>
          <table:table-cell office:value-type="float" office:value="61" calcext:value-type="float">
            <text:p>61</text:p>
          </table:table-cell>
          <table:table-cell office:value-type="percentage" office:value="0.655737704918033" calcext:value-type="percentage">
            <text:p>65.57%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oe_Ansitz</text:p>
          </table:table-cell>
          <table:table-cell office:value-type="float" office:value="8753" calcext:value-type="float">
            <text:p>8753</text:p>
          </table:table-cell>
          <table:table-cell office:value-type="float" office:value="36" calcext:value-type="float">
            <text:p>36</text:p>
          </table:table-cell>
          <table:table-cell office:value-type="percentage" office:value="0.611111111111111" calcext:value-type="percentage">
            <text:p>61.11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oe_Ansitz</text:p>
          </table:table-cell>
          <table:table-cell office:value-type="float" office:value="8754" calcext:value-type="float">
            <text:p>8754</text:p>
          </table:table-cell>
          <table:table-cell office:value-type="float" office:value="53" calcext:value-type="float">
            <text:p>53</text:p>
          </table:table-cell>
          <table:table-cell office:value-type="percentage" office:value="0.471698113207547" calcext:value-type="percentage">
            <text:p>47.17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oe_Ansitz</text:p>
          </table:table-cell>
          <table:table-cell office:value-type="float" office:value="8755" calcext:value-type="float">
            <text:p>8755</text:p>
          </table:table-cell>
          <table:table-cell office:value-type="float" office:value="91" calcext:value-type="float">
            <text:p>91</text:p>
          </table:table-cell>
          <table:table-cell office:value-type="percentage" office:value="0.351648351648352" calcext:value-type="percentage">
            <text:p>35.16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oe_Ansitz</text:p>
          </table:table-cell>
          <table:table-cell office:value-type="float" office:value="8756" calcext:value-type="float">
            <text:p>8756</text:p>
          </table:table-cell>
          <table:table-cell office:value-type="float" office:value="47" calcext:value-type="float">
            <text:p>47</text:p>
          </table:table-cell>
          <table:table-cell office:value-type="percentage" office:value="0.574468085106383" calcext:value-type="percentage">
            <text:p>57.45%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oe_Ansitz</text:p>
          </table:table-cell>
          <table:table-cell office:value-type="float" office:value="8757" calcext:value-type="float">
            <text:p>8757</text:p>
          </table:table-cell>
          <table:table-cell office:value-type="float" office:value="68" calcext:value-type="float">
            <text:p>68</text:p>
          </table:table-cell>
          <table:table-cell office:value-type="percentage" office:value="0.602941176470588" calcext:value-type="percentage">
            <text:p>60.29%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oe_Ansitz</text:p>
          </table:table-cell>
          <table:table-cell office:value-type="float" office:value="8758" calcext:value-type="float">
            <text:p>8758</text:p>
          </table:table-cell>
          <table:table-cell office:value-type="float" office:value="33" calcext:value-type="float">
            <text:p>33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oe_Ansitz</text:p>
          </table:table-cell>
          <table:table-cell office:value-type="float" office:value="8759" calcext:value-type="float">
            <text:p>8759</text:p>
          </table:table-cell>
          <table:table-cell office:value-type="float" office:value="35" calcext:value-type="float">
            <text:p>35</text:p>
          </table:table-cell>
          <table:table-cell office:value-type="percentage" office:value="0.885714285714286" calcext:value-type="percentage">
            <text:p>88.57%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oe_Ansitz</text:p>
          </table:table-cell>
          <table:table-cell office:value-type="float" office:value="8760" calcext:value-type="float">
            <text:p>8760</text:p>
          </table:table-cell>
          <table:table-cell office:value-type="float" office:value="43" calcext:value-type="float">
            <text:p>43</text:p>
          </table:table-cell>
          <table:table-cell office:value-type="percentage" office:value="0.930232558139535" calcext:value-type="percentage">
            <text:p>93.02%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oe_Ansitz</text:p>
          </table:table-cell>
          <table:table-cell office:value-type="float" office:value="8761" calcext:value-type="float">
            <text:p>8761</text:p>
          </table:table-cell>
          <table:table-cell office:value-type="float" office:value="16" calcext:value-type="float">
            <text:p>16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oe_Ansitz</text:p>
          </table:table-cell>
          <table:table-cell office:value-type="float" office:value="8762" calcext:value-type="float">
            <text:p>8762</text:p>
          </table:table-cell>
          <table:table-cell office:value-type="float" office:value="53" calcext:value-type="float">
            <text:p>53</text:p>
          </table:table-cell>
          <table:table-cell office:value-type="percentage" office:value="0.679245283018868" calcext:value-type="percentage">
            <text:p>67.92%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oe_Ansitz</text:p>
          </table:table-cell>
          <table:table-cell office:value-type="float" office:value="8763" calcext:value-type="float">
            <text:p>8763</text:p>
          </table:table-cell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oe_Ansitz</text:p>
          </table:table-cell>
          <table:table-cell office:value-type="float" office:value="8764" calcext:value-type="float">
            <text:p>8764</text:p>
          </table:table-cell>
          <table:table-cell office:value-type="float" office:value="23" calcext:value-type="float">
            <text:p>23</text:p>
          </table:table-cell>
          <table:table-cell office:value-type="percentage" office:value="0.91304347826087" calcext:value-type="percentage">
            <text:p>91.30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oe_Ansitz</text:p>
          </table:table-cell>
          <table:table-cell office:value-type="float" office:value="8765" calcext:value-type="float">
            <text:p>8765</text:p>
          </table:table-cell>
          <table:table-cell office:value-type="float" office:value="26" calcext:value-type="float">
            <text:p>26</text:p>
          </table:table-cell>
          <table:table-cell office:value-type="percentage" office:value="0.807692307692308" calcext:value-type="percentage">
            <text:p>80.77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oe_Ansitz</text:p>
          </table:table-cell>
          <table:table-cell office:value-type="float" office:value="8766" calcext:value-type="float">
            <text:p>8766</text:p>
          </table:table-cell>
          <table:table-cell office:value-type="float" office:value="51" calcext:value-type="float">
            <text:p>51</text:p>
          </table:table-cell>
          <table:table-cell office:value-type="percentage" office:value="0.705882352941177" calcext:value-type="percentage">
            <text:p>70.59%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oe_Ansitz</text:p>
          </table:table-cell>
          <table:table-cell office:value-type="float" office:value="8767" calcext:value-type="float">
            <text:p>8767</text:p>
          </table:table-cell>
          <table:table-cell office:value-type="float" office:value="54" calcext:value-type="float">
            <text:p>54</text:p>
          </table:table-cell>
          <table:table-cell office:value-type="percentage" office:value="0.592592592592593" calcext:value-type="percentage">
            <text:p>59.26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oe_Ansitz</text:p>
          </table:table-cell>
          <table:table-cell office:value-type="float" office:value="8768" calcext:value-type="float">
            <text:p>8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oe_Ansitz</text:p>
          </table:table-cell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percentage" office:value="0.275862068965517" calcext:value-type="percentage">
            <text:p>27.59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oe_Ansitz</text:p>
          </table:table-cell>
          <table:table-cell office:value-type="float" office:value="8770" calcext:value-type="float">
            <text:p>8770</text:p>
          </table:table-cell>
          <table:table-cell office:value-type="float" office:value="47" calcext:value-type="float">
            <text:p>47</text:p>
          </table:table-cell>
          <table:table-cell office:value-type="percentage" office:value="0.595744680851064" calcext:value-type="percentage">
            <text:p>59.57%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oe_Ansitz</text:p>
          </table:table-cell>
          <table:table-cell office:value-type="float" office:value="8771" calcext:value-type="float">
            <text:p>8771</text:p>
          </table:table-cell>
          <table:table-cell office:value-type="float" office:value="15" calcext:value-type="float">
            <text:p>15</text:p>
          </table:table-cell>
          <table:table-cell office:value-type="percentage" office:value="0.533333333333333" calcext:value-type="percentage">
            <text:p>53.33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oe_Ansitz</text:p>
          </table:table-cell>
          <table:table-cell office:value-type="float" office:value="8772" calcext:value-type="float">
            <text:p>8772</text:p>
          </table:table-cell>
          <table:table-cell office:value-type="float" office:value="27" calcext:value-type="float">
            <text:p>27</text:p>
          </table:table-cell>
          <table:table-cell office:value-type="percentage" office:value="0.444444444444444" calcext:value-type="percentage">
            <text:p>44.44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oe_Ansitz</text:p>
          </table:table-cell>
          <table:table-cell office:value-type="float" office:value="8773" calcext:value-type="float">
            <text:p>8773</text:p>
          </table:table-cell>
          <table:table-cell office:value-type="float" office:value="32" calcext:value-type="float">
            <text:p>32</text:p>
          </table:table-cell>
          <table:table-cell office:value-type="percentage" office:value="0.65625" calcext:value-type="percentage">
            <text:p>65.63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oe_Ansitz</text:p>
          </table:table-cell>
          <table:table-cell office:value-type="float" office:value="8774" calcext:value-type="float">
            <text:p>8774</text:p>
          </table:table-cell>
          <table:table-cell office:value-type="float" office:value="37" calcext:value-type="float">
            <text:p>37</text:p>
          </table:table-cell>
          <table:table-cell office:value-type="percentage" office:value="0.621621621621622" calcext:value-type="percentage">
            <text:p>62.16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oe_Ansitz</text:p>
          </table:table-cell>
          <table:table-cell office:value-type="float" office:value="8775" calcext:value-type="float">
            <text:p>8775</text:p>
          </table:table-cell>
          <table:table-cell office:value-type="float" office:value="11" calcext:value-type="float">
            <text:p>11</text:p>
          </table:table-cell>
          <table:table-cell office:value-type="percentage" office:value="0.545454545454545" calcext:value-type="percentage">
            <text:p>54.55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oe_Ansitz</text:p>
          </table:table-cell>
          <table:table-cell office:value-type="float" office:value="8776" calcext:value-type="float">
            <text:p>8776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oe_Ansitz</text:p>
          </table:table-cell>
          <table:table-cell office:value-type="float" office:value="8777" calcext:value-type="float">
            <text:p>8777</text:p>
          </table:table-cell>
          <table:table-cell office:value-type="float" office:value="82" calcext:value-type="float">
            <text:p>82</text:p>
          </table:table-cell>
          <table:table-cell office:value-type="percentage" office:value="0.926829268292683" calcext:value-type="percentage">
            <text:p>92.68%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oe_Ansitz</text:p>
          </table:table-cell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percentage" office:value="0.763157894736842" calcext:value-type="percentage">
            <text:p>76.32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oe_Ansitz</text:p>
          </table:table-cell>
          <table:table-cell office:value-type="float" office:value="8779" calcext:value-type="float">
            <text:p>8779</text:p>
          </table:table-cell>
          <table:table-cell office:value-type="float" office:value="27" calcext:value-type="float">
            <text:p>27</text:p>
          </table:table-cell>
          <table:table-cell office:value-type="percentage" office:value="0.555555555555556" calcext:value-type="percentage">
            <text:p>55.56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oe_Ansitz</text:p>
          </table:table-cell>
          <table:table-cell office:value-type="float" office:value="8780" calcext:value-type="float">
            <text:p>8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oe_Ansitz</text:p>
          </table:table-cell>
          <table:table-cell office:value-type="float" office:value="8781" calcext:value-type="float">
            <text:p>8781</text:p>
          </table:table-cell>
          <table:table-cell office:value-type="float" office:value="31" calcext:value-type="float">
            <text:p>31</text:p>
          </table:table-cell>
          <table:table-cell office:value-type="percentage" office:value="0.774193548387097" calcext:value-type="percentage">
            <text:p>77.42%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oe_Ansitz</text:p>
          </table:table-cell>
          <table:table-cell office:value-type="float" office:value="8782" calcext:value-type="float">
            <text:p>8782</text:p>
          </table:table-cell>
          <table:table-cell office:value-type="float" office:value="19" calcext:value-type="float">
            <text:p>19</text:p>
          </table:table-cell>
          <table:table-cell office:value-type="percentage" office:value="0.947368421052632" calcext:value-type="percentage">
            <text:p>94.74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oe_Ansitz</text:p>
          </table:table-cell>
          <table:table-cell office:value-type="float" office:value="8783" calcext:value-type="float">
            <text:p>8783</text:p>
          </table:table-cell>
          <table:table-cell office:value-type="float" office:value="35" calcext:value-type="float">
            <text:p>35</text:p>
          </table:table-cell>
          <table:table-cell office:value-type="percentage" office:value="0.914285714285714" calcext:value-type="percentage">
            <text:p>91.43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e_Ansitz</text:p>
          </table:table-cell>
          <table:table-cell office:value-type="float" office:value="8784" calcext:value-type="float">
            <text:p>8784</text:p>
          </table:table-cell>
          <table:table-cell office:value-type="float" office:value="64" calcext:value-type="float">
            <text:p>64</text:p>
          </table:table-cell>
          <table:table-cell office:value-type="percentage" office:value="0.859375" calcext:value-type="percentage">
            <text:p>85.94%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oe_Ansitz</text:p>
          </table:table-cell>
          <table:table-cell office:value-type="float" office:value="8785" calcext:value-type="float">
            <text:p>8785</text:p>
          </table:table-cell>
          <table:table-cell office:value-type="float" office:value="11" calcext:value-type="float">
            <text:p>11</text:p>
          </table:table-cell>
          <table:table-cell office:value-type="percentage" office:value="0.454545454545455" calcext:value-type="percentage">
            <text:p>45.45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oe_Ansitz</text:p>
          </table:table-cell>
          <table:table-cell office:value-type="float" office:value="8786" calcext:value-type="float">
            <text:p>8786</text:p>
          </table:table-cell>
          <table:table-cell office:value-type="float" office:value="24" calcext:value-type="float">
            <text:p>24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oe_Ansitz</text:p>
          </table:table-cell>
          <table:table-cell office:value-type="float" office:value="8787" calcext:value-type="float">
            <text:p>8787</text:p>
          </table:table-cell>
          <table:table-cell office:value-type="float" office:value="21" calcext:value-type="float">
            <text:p>21</text:p>
          </table:table-cell>
          <table:table-cell office:value-type="percentage" office:value="0.714285714285714" calcext:value-type="percentage">
            <text:p>71.43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oe_Ansitz</text:p>
          </table:table-cell>
          <table:table-cell office:value-type="float" office:value="8788" calcext:value-type="float">
            <text:p>8788</text:p>
          </table:table-cell>
          <table:table-cell office:value-type="float" office:value="5" calcext:value-type="float">
            <text:p>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oe_Ansitz</text:p>
          </table:table-cell>
          <table:table-cell office:value-type="float" office:value="8789" calcext:value-type="float">
            <text:p>8789</text:p>
          </table:table-cell>
          <table:table-cell office:value-type="float" office:value="23" calcext:value-type="float">
            <text:p>23</text:p>
          </table:table-cell>
          <table:table-cell office:value-type="percentage" office:value="0.739130434782609" calcext:value-type="percentage">
            <text:p>73.91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oe_Ansitz</text:p>
          </table:table-cell>
          <table:table-cell office:value-type="float" office:value="8790" calcext:value-type="float">
            <text:p>8790</text:p>
          </table:table-cell>
          <table:table-cell office:value-type="float" office:value="27" calcext:value-type="float">
            <text:p>27</text:p>
          </table:table-cell>
          <table:table-cell office:value-type="percentage" office:value="0.444444444444444" calcext:value-type="percentage">
            <text:p>44.44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oe_Ansitz</text:p>
          </table:table-cell>
          <table:table-cell office:value-type="float" office:value="8791" calcext:value-type="float">
            <text:p>8791</text:p>
          </table:table-cell>
          <table:table-cell office:value-type="float" office:value="33" calcext:value-type="float">
            <text:p>33</text:p>
          </table:table-cell>
          <table:table-cell office:value-type="percentage" office:value="0.606060606060606" calcext:value-type="percentage">
            <text:p>60.61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oe_Ansitz</text:p>
          </table:table-cell>
          <table:table-cell office:value-type="float" office:value="8792" calcext:value-type="float">
            <text:p>8792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oe_Ansitz</text:p>
          </table:table-cell>
          <table:table-cell office:value-type="float" office:value="8793" calcext:value-type="float">
            <text:p>8793</text:p>
          </table:table-cell>
          <table:table-cell office:value-type="float" office:value="25" calcext:value-type="float">
            <text:p>25</text:p>
          </table:table-cell>
          <table:table-cell office:value-type="percentage" office:value="0.84" calcext:value-type="percentage">
            <text:p>84.00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oe_Ansitz</text:p>
          </table:table-cell>
          <table:table-cell office:value-type="float" office:value="8794" calcext:value-type="float">
            <text:p>8794</text:p>
          </table:table-cell>
          <table:table-cell office:value-type="float" office:value="44" calcext:value-type="float">
            <text:p>44</text:p>
          </table:table-cell>
          <table:table-cell office:value-type="percentage" office:value="0.795454545454545" calcext:value-type="percentage">
            <text:p>79.55%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oe_Ansitz</text:p>
          </table:table-cell>
          <table:table-cell office:value-type="float" office:value="8795" calcext:value-type="float">
            <text:p>8795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oe_Ansitz</text:p>
          </table:table-cell>
          <table:table-cell office:value-type="float" office:value="8796" calcext:value-type="float">
            <text:p>8796</text:p>
          </table:table-cell>
          <table:table-cell office:value-type="float" office:value="7" calcext:value-type="float">
            <text:p>7</text:p>
          </table:table-cell>
          <table:table-cell office:value-type="percentage" office:value="0.714285714285714" calcext:value-type="percentage">
            <text:p>71.4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oe_Ansitz</text:p>
          </table:table-cell>
          <table:table-cell office:value-type="float" office:value="8797" calcext:value-type="float">
            <text:p>8797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oe_Ansitz</text:p>
          </table:table-cell>
          <table:table-cell office:value-type="float" office:value="8798" calcext:value-type="float">
            <text:p>8798</text:p>
          </table:table-cell>
          <table:table-cell office:value-type="float" office:value="24" calcext:value-type="float">
            <text:p>24</text:p>
          </table:table-cell>
          <table:table-cell office:value-type="percentage" office:value="0.791666666666667" calcext:value-type="percentage">
            <text:p>79.17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oe_Ansitz</text:p>
          </table:table-cell>
          <table:table-cell office:value-type="float" office:value="8799" calcext:value-type="float">
            <text:p>8799</text:p>
          </table:table-cell>
          <table:table-cell office:value-type="float" office:value="12" calcext:value-type="float">
            <text:p>12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oe_Ansitz</text:p>
          </table:table-cell>
          <table:table-cell office:value-type="float" office:value="8800" calcext:value-type="float">
            <text:p>8800</text:p>
          </table:table-cell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oe_Ansitz</text:p>
          </table:table-cell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oe_Ansitz</text:p>
          </table:table-cell>
          <table:table-cell office:value-type="float" office:value="8802" calcext:value-type="float">
            <text:p>8802</text:p>
          </table:table-cell>
          <table:table-cell office:value-type="float" office:value="38" calcext:value-type="float">
            <text:p>38</text:p>
          </table:table-cell>
          <table:table-cell office:value-type="percentage" office:value="0.947368421052632" calcext:value-type="percentage">
            <text:p>94.74%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oe_Ansitz</text:p>
          </table:table-cell>
          <table:table-cell office:value-type="float" office:value="8803" calcext:value-type="float">
            <text:p>8803</text:p>
          </table:table-cell>
          <table:table-cell office:value-type="float" office:value="30" calcext:value-type="float">
            <text:p>30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e_Ansitz</text:p>
          </table:table-cell>
          <table:table-cell office:value-type="float" office:value="8804" calcext:value-type="float">
            <text:p>8804</text:p>
          </table:table-cell>
          <table:table-cell office:value-type="float" office:value="25" calcext:value-type="float">
            <text:p>25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e_Ansitz</text:p>
          </table:table-cell>
          <table:table-cell office:value-type="float" office:value="8805" calcext:value-type="float">
            <text:p>8805</text:p>
          </table:table-cell>
          <table:table-cell office:value-type="float" office:value="50" calcext:value-type="float">
            <text:p>5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e_Ansitz</text:p>
          </table:table-cell>
          <table:table-cell office:value-type="float" office:value="8806" calcext:value-type="float">
            <text:p>8806</text:p>
          </table:table-cell>
          <table:table-cell office:value-type="float" office:value="21" calcext:value-type="float">
            <text:p>21</text:p>
          </table:table-cell>
          <table:table-cell office:value-type="percentage" office:value="0.80952380952381" calcext:value-type="percentage">
            <text:p>80.95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e_Ansitz</text:p>
          </table:table-cell>
          <table:table-cell office:value-type="float" office:value="8807" calcext:value-type="float">
            <text:p>8807</text:p>
          </table:table-cell>
          <table:table-cell office:value-type="float" office:value="15" calcext:value-type="float">
            <text:p>1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e_Ansitz</text:p>
          </table:table-cell>
          <table:table-cell office:value-type="float" office:value="8808" calcext:value-type="float">
            <text:p>8808</text:p>
          </table:table-cell>
          <table:table-cell office:value-type="float" office:value="16" calcext:value-type="float">
            <text:p>1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e_Ansitz</text:p>
          </table:table-cell>
          <table:table-cell office:value-type="float" office:value="8809" calcext:value-type="float">
            <text:p>8809</text:p>
          </table:table-cell>
          <table:table-cell office:value-type="float" office:value="15" calcext:value-type="float">
            <text:p>15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e_Ansitz</text:p>
          </table:table-cell>
          <table:table-cell office:value-type="float" office:value="8810" calcext:value-type="float">
            <text:p>8810</text:p>
          </table:table-cell>
          <table:table-cell office:value-type="float" office:value="89" calcext:value-type="float">
            <text:p>89</text:p>
          </table:table-cell>
          <table:table-cell office:value-type="percentage" office:value="0.820224719101124" calcext:value-type="percentage">
            <text:p>82.02%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e_Ansitz</text:p>
          </table:table-cell>
          <table:table-cell office:value-type="float" office:value="8811" calcext:value-type="float">
            <text:p>8811</text:p>
          </table:table-cell>
          <table:table-cell office:value-type="float" office:value="28" calcext:value-type="float">
            <text:p>28</text:p>
          </table:table-cell>
          <table:table-cell office:value-type="percentage" office:value="0.892857142857143" calcext:value-type="percentage">
            <text:p>89.29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e_Ansitz</text:p>
          </table:table-cell>
          <table:table-cell office:value-type="float" office:value="8812" calcext:value-type="float">
            <text:p>8812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e_Ansitz</text:p>
          </table:table-cell>
          <table:table-cell office:value-type="float" office:value="8813" calcext:value-type="float">
            <text:p>8813</text:p>
          </table:table-cell>
          <table:table-cell office:value-type="float" office:value="40" calcext:value-type="float">
            <text:p>40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e_Ansitz</text:p>
          </table:table-cell>
          <table:table-cell office:value-type="float" office:value="8814" calcext:value-type="float">
            <text:p>8814</text:p>
          </table:table-cell>
          <table:table-cell office:value-type="float" office:value="16" calcext:value-type="float">
            <text:p>1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e_Ansitz</text:p>
          </table:table-cell>
          <table:table-cell office:value-type="float" office:value="8815" calcext:value-type="float">
            <text:p>8815</text:p>
          </table:table-cell>
          <table:table-cell office:value-type="float" office:value="39" calcext:value-type="float">
            <text:p>39</text:p>
          </table:table-cell>
          <table:table-cell office:value-type="percentage" office:value="0.717948717948718" calcext:value-type="percentage">
            <text:p>71.79%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float" office:value="8816" calcext:value-type="float">
            <text:p>88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A</text:p>
          </table:table-cell>
          <table:table-cell office:value-type="float" office:value="8817" calcext:value-type="float">
            <text:p>881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oe_Polter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oe_Polter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oe_Polter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percentage" office:value="0.857142857142857" calcext:value-type="percentage">
            <text:p>85.71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oe_Polter</text:p>
          </table:table-cell>
          <table:table-cell office:value-type="float" office:value="8904" calcext:value-type="float">
            <text:p>8904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oe_Polter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percentage" office:value="0.714285714285714" calcext:value-type="percentage">
            <text:p>71.4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oe_Polter</text:p>
          </table:table-cell>
          <table:table-cell office:value-type="float" office:value="8906" calcext:value-type="float">
            <text:p>8906</text:p>
          </table:table-cell>
          <table:table-cell office:value-type="float" office:value="9" calcext:value-type="float">
            <text:p>9</text:p>
          </table:table-cell>
          <table:table-cell office:value-type="percentage" office:value="0.777777777777778" calcext:value-type="percentage">
            <text:p>77.78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oe_Polter</text:p>
          </table:table-cell>
          <table:table-cell office:value-type="float" office:value="8907" calcext:value-type="float">
            <text:p>8907</text:p>
          </table:table-cell>
          <table:table-cell office:value-type="float" office:value="9" calcext:value-type="float">
            <text:p>9</text:p>
          </table:table-cell>
          <table:table-cell office:value-type="percentage" office:value="0.888888888888889" calcext:value-type="percentage">
            <text:p>88.89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oe_Polter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oe_Polter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oe_Polter</text:p>
          </table:table-cell>
          <table:table-cell office:value-type="float" office:value="8910" calcext:value-type="float">
            <text:p>8910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oe_Polter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oe_Polter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Goe_Polter</text:p>
          </table:table-cell>
          <table:table-cell office:value-type="float" office:value="8914" calcext:value-type="float">
            <text:p>8914</text:p>
          </table:table-cell>
          <table:table-cell office:value-type="float" office:value="17" calcext:value-type="float">
            <text:p>17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oe_Polter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oe_Polter</text:p>
          </table:table-cell>
          <table:table-cell office:value-type="float" office:value="8917" calcext:value-type="float">
            <text:p>8917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oe_Polter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oe_Polter</text:p>
          </table:table-cell>
          <table:table-cell office:value-type="float" office:value="8919" calcext:value-type="float">
            <text:p>8919</text:p>
          </table:table-cell>
          <table:table-cell office:value-type="float" office:value="21" calcext:value-type="float">
            <text:p>21</text:p>
          </table:table-cell>
          <table:table-cell office:value-type="percentage" office:value="0.857142857142857" calcext:value-type="percentage">
            <text:p>85.71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oe_Polter</text:p>
          </table:table-cell>
          <table:table-cell office:value-type="float" office:value="8920" calcext:value-type="float">
            <text:p>8920</text:p>
          </table:table-cell>
          <table:table-cell office:value-type="float" office:value="17" calcext:value-type="float">
            <text:p>17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oe_Polter</text:p>
          </table:table-cell>
          <table:table-cell office:value-type="float" office:value="8921" calcext:value-type="float">
            <text:p>8921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oe_Polter</text:p>
          </table:table-cell>
          <table:table-cell office:value-type="float" office:value="8922" calcext:value-type="float">
            <text:p>89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57142857142857" calcext:value-type="percentage">
            <text:p>85.71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oe_Polter</text:p>
          </table:table-cell>
          <table:table-cell office:value-type="float" office:value="8923" calcext:value-type="float">
            <text:p>8923</text:p>
          </table:table-cell>
          <table:table-cell office:value-type="float" office:value="15" calcext:value-type="float">
            <text:p>15</text:p>
          </table:table-cell>
          <table:table-cell office:value-type="percentage" office:value="0.933333333333333" calcext:value-type="percentage">
            <text:p>93.33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oe_Polter</text:p>
          </table:table-cell>
          <table:table-cell office:value-type="float" office:value="8924" calcext:value-type="float">
            <text:p>8924</text:p>
          </table:table-cell>
          <table:table-cell office:value-type="float" office:value="14" calcext:value-type="float">
            <text:p>14</text:p>
          </table:table-cell>
          <table:table-cell office:value-type="percentage" office:value="0.928571428571429" calcext:value-type="percentage">
            <text:p>92.86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oe_Polter</text:p>
          </table:table-cell>
          <table:table-cell office:value-type="float" office:value="8925" calcext:value-type="float">
            <text:p>8925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oe_Polter</text:p>
          </table:table-cell>
          <table:table-cell office:value-type="float" office:value="8926" calcext:value-type="float">
            <text:p>8926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oe_Polter</text:p>
          </table:table-cell>
          <table:table-cell office:value-type="float" office:value="8927" calcext:value-type="float">
            <text:p>8927</text:p>
          </table:table-cell>
          <table:table-cell office:value-type="float" office:value="8" calcext:value-type="float">
            <text:p>8</text:p>
          </table:table-cell>
          <table:table-cell office:value-type="percentage" office:value="0.625" calcext:value-type="percentage">
            <text:p>62.50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oe_Polter</text:p>
          </table:table-cell>
          <table:table-cell office:value-type="float" office:value="8928" calcext:value-type="float">
            <text:p>8928</text:p>
          </table:table-cell>
          <table:table-cell office:value-type="float" office:value="23" calcext:value-type="float">
            <text:p>23</text:p>
          </table:table-cell>
          <table:table-cell office:value-type="percentage" office:value="0.91304347826087" calcext:value-type="percentage">
            <text:p>91.30%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oe_Polter</text:p>
          </table:table-cell>
          <table:table-cell office:value-type="float" office:value="8929" calcext:value-type="float">
            <text:p>8929</text:p>
          </table:table-cell>
          <table:table-cell office:value-type="float" office:value="13" calcext:value-type="float">
            <text:p>13</text:p>
          </table:table-cell>
          <table:table-cell office:value-type="percentage" office:value="0.846153846153846" calcext:value-type="percentage">
            <text:p>84.62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oe_Polter</text:p>
          </table:table-cell>
          <table:table-cell office:value-type="float" office:value="8930" calcext:value-type="float">
            <text:p>8930</text:p>
          </table:table-cell>
          <table:table-cell office:value-type="float" office:value="26" calcext:value-type="float">
            <text:p>26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oe_Polter</text:p>
          </table:table-cell>
          <table:table-cell office:value-type="float" office:value="8931" calcext:value-type="float">
            <text:p>8931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oe_Polter</text:p>
          </table:table-cell>
          <table:table-cell office:value-type="float" office:value="8932" calcext:value-type="float">
            <text:p>8932</text:p>
          </table:table-cell>
          <table:table-cell office:value-type="float" office:value="15" calcext:value-type="float">
            <text:p>15</text:p>
          </table:table-cell>
          <table:table-cell office:value-type="percentage" office:value="0.866666666666667" calcext:value-type="percentage">
            <text:p>86.67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oe_Polter</text:p>
          </table:table-cell>
          <table:table-cell office:value-type="float" office:value="8933" calcext:value-type="float">
            <text:p>8933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oe_Polter</text:p>
          </table:table-cell>
          <table:table-cell office:value-type="float" office:value="8934" calcext:value-type="float">
            <text:p>8934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oe_Polter</text:p>
          </table:table-cell>
          <table:table-cell office:value-type="float" office:value="8935" calcext:value-type="float">
            <text:p>8935</text:p>
          </table:table-cell>
          <table:table-cell office:value-type="float" office:value="8" calcext:value-type="float">
            <text:p>8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oe_Polter</text:p>
          </table:table-cell>
          <table:table-cell office:value-type="float" office:value="8936" calcext:value-type="float">
            <text:p>8936</text:p>
          </table:table-cell>
          <table:table-cell office:value-type="float" office:value="16" calcext:value-type="float">
            <text:p>1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oe_Polter</text:p>
          </table:table-cell>
          <table:table-cell office:value-type="float" office:value="8937" calcext:value-type="float">
            <text:p>8937</text:p>
          </table:table-cell>
          <table:table-cell office:value-type="float" office:value="11" calcext:value-type="float">
            <text:p>11</text:p>
          </table:table-cell>
          <table:table-cell office:value-type="percentage" office:value="0.818181818181818" calcext:value-type="percentage">
            <text:p>81.82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oe_Polter</text:p>
          </table:table-cell>
          <table:table-cell office:value-type="float" office:value="8938" calcext:value-type="float">
            <text:p>8938</text:p>
          </table:table-cell>
          <table:table-cell office:value-type="float" office:value="11" calcext:value-type="float">
            <text:p>11</text:p>
          </table:table-cell>
          <table:table-cell office:value-type="percentage" office:value="0.909090909090909" calcext:value-type="percentage">
            <text:p>90.91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oe_Polter</text:p>
          </table:table-cell>
          <table:table-cell office:value-type="float" office:value="8939" calcext:value-type="float">
            <text:p>8939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Goe_Polter</text:p>
          </table:table-cell>
          <table:table-cell office:value-type="float" office:value="8940" calcext:value-type="float">
            <text:p>8940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oe_Polter</text:p>
          </table:table-cell>
          <table:table-cell office:value-type="float" office:value="8941" calcext:value-type="float">
            <text:p>8941</text:p>
          </table:table-cell>
          <table:table-cell office:value-type="float" office:value="16" calcext:value-type="float">
            <text:p>1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oe_Polter</text:p>
          </table:table-cell>
          <table:table-cell office:value-type="float" office:value="8942" calcext:value-type="float">
            <text:p>8942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oe_Polter</text:p>
          </table:table-cell>
          <table:table-cell office:value-type="float" office:value="8943" calcext:value-type="float">
            <text:p>8943</text:p>
          </table:table-cell>
          <table:table-cell office:value-type="float" office:value="18" calcext:value-type="float">
            <text:p>18</text:p>
          </table:table-cell>
          <table:table-cell office:value-type="percentage" office:value="0.944444444444444" calcext:value-type="percentage">
            <text:p>94.44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oe_Polter</text:p>
          </table:table-cell>
          <table:table-cell office:value-type="float" office:value="8944" calcext:value-type="float">
            <text:p>8944</text:p>
          </table:table-cell>
          <table:table-cell office:value-type="float" office:value="25" calcext:value-type="float">
            <text:p>25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oe_Polter</text:p>
          </table:table-cell>
          <table:table-cell office:value-type="float" office:value="8945" calcext:value-type="float">
            <text:p>8945</text:p>
          </table:table-cell>
          <table:table-cell office:value-type="float" office:value="11" calcext:value-type="float">
            <text:p>11</text:p>
          </table:table-cell>
          <table:table-cell office:value-type="percentage" office:value="0.545454545454545" calcext:value-type="percentage">
            <text:p>54.55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oe_Polter</text:p>
          </table:table-cell>
          <table:table-cell office:value-type="float" office:value="8946" calcext:value-type="float">
            <text:p>8946</text:p>
          </table:table-cell>
          <table:table-cell office:value-type="float" office:value="18" calcext:value-type="float">
            <text:p>18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oe_Polter</text:p>
          </table:table-cell>
          <table:table-cell office:value-type="float" office:value="8947" calcext:value-type="float">
            <text:p>8947</text:p>
          </table:table-cell>
          <table:table-cell office:value-type="float" office:value="19" calcext:value-type="float">
            <text:p>19</text:p>
          </table:table-cell>
          <table:table-cell office:value-type="percentage" office:value="0.789473684210526" calcext:value-type="percentage">
            <text:p>78.95%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oe_Polter</text:p>
          </table:table-cell>
          <table:table-cell office:value-type="float" office:value="8948" calcext:value-type="float">
            <text:p>8948</text:p>
          </table:table-cell>
          <table:table-cell office:value-type="float" office:value="12" calcext:value-type="float">
            <text:p>12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oe_Polter</text:p>
          </table:table-cell>
          <table:table-cell office:value-type="float" office:value="8949" calcext:value-type="float">
            <text:p>8949</text:p>
          </table:table-cell>
          <table:table-cell office:value-type="float" office:value="13" calcext:value-type="float">
            <text:p>13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oe_Polter</text:p>
          </table:table-cell>
          <table:table-cell office:value-type="float" office:value="8950" calcext:value-type="float">
            <text:p>8950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e_Polter</text:p>
          </table:table-cell>
          <table:table-cell office:value-type="float" office:value="8951" calcext:value-type="float">
            <text:p>8951</text:p>
          </table:table-cell>
          <table:table-cell office:value-type="float" office:value="18" calcext:value-type="float">
            <text:p>18</text:p>
          </table:table-cell>
          <table:table-cell office:value-type="percentage" office:value="0.944444444444444" calcext:value-type="percentage">
            <text:p>94.44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oe_Polter</text:p>
          </table:table-cell>
          <table:table-cell office:value-type="float" office:value="8952" calcext:value-type="float">
            <text:p>8952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oe_Polter</text:p>
          </table:table-cell>
          <table:table-cell office:value-type="float" office:value="8953" calcext:value-type="float">
            <text:p>8953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oe_Polter</text:p>
          </table:table-cell>
          <table:table-cell office:value-type="float" office:value="8954" calcext:value-type="float">
            <text:p>8954</text:p>
          </table:table-cell>
          <table:table-cell office:value-type="float" office:value="53" calcext:value-type="float">
            <text:p>53</text:p>
          </table:table-cell>
          <table:table-cell office:value-type="percentage" office:value="0.905660377358491" calcext:value-type="percentage">
            <text:p>90.57%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oe_Polter</text:p>
          </table:table-cell>
          <table:table-cell office:value-type="float" office:value="8955" calcext:value-type="float">
            <text:p>8955</text:p>
          </table:table-cell>
          <table:table-cell office:value-type="float" office:value="44" calcext:value-type="float">
            <text:p>44</text:p>
          </table:table-cell>
          <table:table-cell office:value-type="percentage" office:value="0.909090909090909" calcext:value-type="percentage">
            <text:p>90.91%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e_Polter</text:p>
          </table:table-cell>
          <table:table-cell office:value-type="float" office:value="8956" calcext:value-type="float">
            <text:p>8956</text:p>
          </table:table-cell>
          <table:table-cell office:value-type="float" office:value="31" calcext:value-type="float">
            <text:p>31</text:p>
          </table:table-cell>
          <table:table-cell office:value-type="percentage" office:value="0.838709677419355" calcext:value-type="percentage">
            <text:p>83.87%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oe_Polter</text:p>
          </table:table-cell>
          <table:table-cell office:value-type="float" office:value="8957" calcext:value-type="float">
            <text:p>8957</text:p>
          </table:table-cell>
          <table:table-cell office:value-type="float" office:value="8" calcext:value-type="float">
            <text:p>8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oe_Polter</text:p>
          </table:table-cell>
          <table:table-cell office:value-type="float" office:value="8958" calcext:value-type="float">
            <text:p>8958</text:p>
          </table:table-cell>
          <table:table-cell office:value-type="float" office:value="29" calcext:value-type="float">
            <text:p>29</text:p>
          </table:table-cell>
          <table:table-cell office:value-type="percentage" office:value="0.689655172413793" calcext:value-type="percentage">
            <text:p>68.97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oe_Polter</text:p>
          </table:table-cell>
          <table:table-cell office:value-type="float" office:value="8959" calcext:value-type="float">
            <text:p>8959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oe_Polter</text:p>
          </table:table-cell>
          <table:table-cell office:value-type="float" office:value="8960" calcext:value-type="float">
            <text:p>8960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oe_Polter</text:p>
          </table:table-cell>
          <table:table-cell office:value-type="float" office:value="8961" calcext:value-type="float">
            <text:p>8961</text:p>
          </table:table-cell>
          <table:table-cell office:value-type="float" office:value="7" calcext:value-type="float">
            <text:p>7</text:p>
          </table:table-cell>
          <table:table-cell office:value-type="percentage" office:value="0.857142857142857" calcext:value-type="percentage">
            <text:p>85.71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oe_Polter</text:p>
          </table:table-cell>
          <table:table-cell office:value-type="float" office:value="8962" calcext:value-type="float">
            <text:p>8962</text:p>
          </table:table-cell>
          <table:table-cell office:value-type="float" office:value="19" calcext:value-type="float">
            <text:p>19</text:p>
          </table:table-cell>
          <table:table-cell office:value-type="percentage" office:value="0.894736842105263" calcext:value-type="percentage">
            <text:p>89.47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oe_Polter</text:p>
          </table:table-cell>
          <table:table-cell office:value-type="float" office:value="8963" calcext:value-type="float">
            <text:p>8963</text:p>
          </table:table-cell>
          <table:table-cell office:value-type="float" office:value="35" calcext:value-type="float">
            <text:p>35</text:p>
          </table:table-cell>
          <table:table-cell office:value-type="percentage" office:value="0.657142857142857" calcext:value-type="percentage">
            <text:p>65.71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oe_Polter</text:p>
          </table:table-cell>
          <table:table-cell office:value-type="float" office:value="8964" calcext:value-type="float">
            <text:p>8964</text:p>
          </table:table-cell>
          <table:table-cell office:value-type="float" office:value="27" calcext:value-type="float">
            <text:p>27</text:p>
          </table:table-cell>
          <table:table-cell office:value-type="percentage" office:value="0.814814814814815" calcext:value-type="percentage">
            <text:p>81.48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oe_Polter</text:p>
          </table:table-cell>
          <table:table-cell office:value-type="float" office:value="8965" calcext:value-type="float">
            <text:p>8965</text:p>
          </table:table-cell>
          <table:table-cell office:value-type="float" office:value="14" calcext:value-type="float">
            <text:p>14</text:p>
          </table:table-cell>
          <table:table-cell office:value-type="percentage" office:value="0.928571428571429" calcext:value-type="percentage">
            <text:p>92.86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oe_Polter</text:p>
          </table:table-cell>
          <table:table-cell office:value-type="float" office:value="8966" calcext:value-type="float">
            <text:p>8966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e_Polter</text:p>
          </table:table-cell>
          <table:table-cell office:value-type="float" office:value="8967" calcext:value-type="float">
            <text:p>8967</text:p>
          </table:table-cell>
          <table:table-cell office:value-type="float" office:value="24" calcext:value-type="float">
            <text:p>24</text:p>
          </table:table-cell>
          <table:table-cell office:value-type="percentage" office:value="0.958333333333333" calcext:value-type="percentage">
            <text:p>95.83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oe_Polter</text:p>
          </table:table-cell>
          <table:table-cell office:value-type="float" office:value="8968" calcext:value-type="float">
            <text:p>8968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oe_Polter</text:p>
          </table:table-cell>
          <table:table-cell office:value-type="float" office:value="8969" calcext:value-type="float">
            <text:p>8969</text:p>
          </table:table-cell>
          <table:table-cell office:value-type="float" office:value="11" calcext:value-type="float">
            <text:p>11</text:p>
          </table:table-cell>
          <table:table-cell office:value-type="percentage" office:value="0.727272727272727" calcext:value-type="percentage">
            <text:p>72.73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oe_Polter</text:p>
          </table:table-cell>
          <table:table-cell office:value-type="float" office:value="8970" calcext:value-type="float">
            <text:p>8970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oe_Polter</text:p>
          </table:table-cell>
          <table:table-cell office:value-type="float" office:value="8971" calcext:value-type="float">
            <text:p>8971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oe_Polter</text:p>
          </table:table-cell>
          <table:table-cell office:value-type="float" office:value="8972" calcext:value-type="float">
            <text:p>8972</text:p>
          </table:table-cell>
          <table:table-cell office:value-type="float" office:value="29" calcext:value-type="float">
            <text:p>2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oe_Polter</text:p>
          </table:table-cell>
          <table:table-cell office:value-type="float" office:value="8973" calcext:value-type="float">
            <text:p>8973</text:p>
          </table:table-cell>
          <table:table-cell office:value-type="float" office:value="19" calcext:value-type="float">
            <text:p>19</text:p>
          </table:table-cell>
          <table:table-cell office:value-type="percentage" office:value="0.894736842105263" calcext:value-type="percentage">
            <text:p>89.47%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oe_Polter</text:p>
          </table:table-cell>
          <table:table-cell office:value-type="float" office:value="8974" calcext:value-type="float">
            <text:p>8974</text:p>
          </table:table-cell>
          <table:table-cell office:value-type="float" office:value="31" calcext:value-type="float">
            <text:p>31</text:p>
          </table:table-cell>
          <table:table-cell office:value-type="percentage" office:value="0.838709677419355" calcext:value-type="percentage">
            <text:p>83.87%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oe_Polter</text:p>
          </table:table-cell>
          <table:table-cell office:value-type="float" office:value="8975" calcext:value-type="float">
            <text:p>8975</text:p>
          </table:table-cell>
          <table:table-cell office:value-type="float" office:value="13" calcext:value-type="float">
            <text:p>13</text:p>
          </table:table-cell>
          <table:table-cell office:value-type="percentage" office:value="0.923076923076923" calcext:value-type="percentage">
            <text:p>92.31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oe_Polter</text:p>
          </table:table-cell>
          <table:table-cell office:value-type="float" office:value="8976" calcext:value-type="float">
            <text:p>8976</text:p>
          </table:table-cell>
          <table:table-cell office:value-type="float" office:value="35" calcext:value-type="float">
            <text:p>35</text:p>
          </table:table-cell>
          <table:table-cell office:value-type="percentage" office:value="0.828571428571429" calcext:value-type="percentage">
            <text:p>82.86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oe_Polter</text:p>
          </table:table-cell>
          <table:table-cell office:value-type="float" office:value="8977" calcext:value-type="float">
            <text:p>8977</text:p>
          </table:table-cell>
          <table:table-cell office:value-type="float" office:value="18" calcext:value-type="float">
            <text:p>18</text:p>
          </table:table-cell>
          <table:table-cell office:value-type="percentage" office:value="0.722222222222222" calcext:value-type="percentage">
            <text:p>72.22%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oe_Polter</text:p>
          </table:table-cell>
          <table:table-cell office:value-type="float" office:value="8978" calcext:value-type="float">
            <text:p>8978</text:p>
          </table:table-cell>
          <table:table-cell office:value-type="float" office:value="44" calcext:value-type="float">
            <text:p>44</text:p>
          </table:table-cell>
          <table:table-cell office:value-type="percentage" office:value="0.568181818181818" calcext:value-type="percentage">
            <text:p>56.82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e_Polter</text:p>
          </table:table-cell>
          <table:table-cell office:value-type="float" office:value="8979" calcext:value-type="float">
            <text:p>8979</text:p>
          </table:table-cell>
          <table:table-cell office:value-type="float" office:value="45" calcext:value-type="float">
            <text:p>45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oe_Polter</text:p>
          </table:table-cell>
          <table:table-cell office:value-type="float" office:value="8980" calcext:value-type="float">
            <text:p>8980</text:p>
          </table:table-cell>
          <table:table-cell office:value-type="float" office:value="36" calcext:value-type="float">
            <text:p>36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oe_Polter</text:p>
          </table:table-cell>
          <table:table-cell office:value-type="float" office:value="8981" calcext:value-type="float">
            <text:p>8981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oe_Polter</text:p>
          </table:table-cell>
          <table:table-cell office:value-type="float" office:value="8982" calcext:value-type="float">
            <text:p>8982</text:p>
          </table:table-cell>
          <table:table-cell office:value-type="float" office:value="26" calcext:value-type="float">
            <text:p>26</text:p>
          </table:table-cell>
          <table:table-cell office:value-type="percentage" office:value="0.961538461538462" calcext:value-type="percentage">
            <text:p>96.15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oe_Polter</text:p>
          </table:table-cell>
          <table:table-cell office:value-type="float" office:value="8983" calcext:value-type="float">
            <text:p>8983</text:p>
          </table:table-cell>
          <table:table-cell office:value-type="float" office:value="16" calcext:value-type="float">
            <text:p>16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oe_Polter</text:p>
          </table:table-cell>
          <table:table-cell office:value-type="float" office:value="8984" calcext:value-type="float">
            <text:p>8984</text:p>
          </table:table-cell>
          <table:table-cell office:value-type="float" office:value="11" calcext:value-type="float">
            <text:p>11</text:p>
          </table:table-cell>
          <table:table-cell office:value-type="percentage" office:value="0.909090909090909" calcext:value-type="percentage">
            <text:p>90.91%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oe_Polter</text:p>
          </table:table-cell>
          <table:table-cell office:value-type="float" office:value="8985" calcext:value-type="float">
            <text:p>8985</text:p>
          </table:table-cell>
          <table:table-cell office:value-type="float" office:value="6" calcext:value-type="float">
            <text:p>6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oe_Polter</text:p>
          </table:table-cell>
          <table:table-cell office:value-type="float" office:value="8986" calcext:value-type="float">
            <text:p>8986</text:p>
          </table:table-cell>
          <table:table-cell office:value-type="float" office:value="11" calcext:value-type="float">
            <text:p>11</text:p>
          </table:table-cell>
          <table:table-cell office:value-type="percentage" office:value="0.818181818181818" calcext:value-type="percentage">
            <text:p>81.82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oe_Polter</text:p>
          </table:table-cell>
          <table:table-cell office:value-type="float" office:value="8987" calcext:value-type="float">
            <text:p>8987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oe_Polter</text:p>
          </table:table-cell>
          <table:table-cell office:value-type="float" office:value="8988" calcext:value-type="float">
            <text:p>8988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oe_Polter</text:p>
          </table:table-cell>
          <table:table-cell office:value-type="float" office:value="8989" calcext:value-type="float">
            <text:p>8989</text:p>
          </table:table-cell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oe_Polter</text:p>
          </table:table-cell>
          <table:table-cell office:value-type="float" office:value="8990" calcext:value-type="float">
            <text:p>8990</text:p>
          </table:table-cell>
          <table:table-cell office:value-type="float" office:value="34" calcext:value-type="float">
            <text:p>34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oe_Polter</text:p>
          </table:table-cell>
          <table:table-cell office:value-type="float" office:value="8991" calcext:value-type="float">
            <text:p>8991</text:p>
          </table:table-cell>
          <table:table-cell office:value-type="float" office:value="32" calcext:value-type="float">
            <text:p>32</text:p>
          </table:table-cell>
          <table:table-cell office:value-type="percentage" office:value="0.90625" calcext:value-type="percentage">
            <text:p>90.63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Goe_Polter</text:p>
          </table:table-cell>
          <table:table-cell office:value-type="float" office:value="8992" calcext:value-type="float">
            <text:p>8992</text:p>
          </table:table-cell>
          <table:table-cell office:value-type="float" office:value="30" calcext:value-type="float">
            <text:p>30</text:p>
          </table:table-cell>
          <table:table-cell office:value-type="percentage" office:value="0.866666666666667" calcext:value-type="percentage">
            <text:p>86.67%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Goe_Polter</text:p>
          </table:table-cell>
          <table:table-cell office:value-type="float" office:value="8993" calcext:value-type="float">
            <text:p>8993</text:p>
          </table:table-cell>
          <table:table-cell office:value-type="float" office:value="24" calcext:value-type="float">
            <text:p>24</text:p>
          </table:table-cell>
          <table:table-cell office:value-type="percentage" office:value="0.666666666666667" calcext:value-type="percentage">
            <text:p>66.67%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oe_Polter</text:p>
          </table:table-cell>
          <table:table-cell office:value-type="float" office:value="8994" calcext:value-type="float">
            <text:p>8994</text:p>
          </table:table-cell>
          <table:table-cell office:value-type="float" office:value="26" calcext:value-type="float">
            <text:p>26</text:p>
          </table:table-cell>
          <table:table-cell office:value-type="percentage" office:value="0.884615384615385" calcext:value-type="percentage">
            <text:p>88.46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oe_Polter</text:p>
          </table:table-cell>
          <table:table-cell office:value-type="float" office:value="8995" calcext:value-type="float">
            <text:p>8995</text:p>
          </table:table-cell>
          <table:table-cell office:value-type="float" office:value="37" calcext:value-type="float">
            <text:p>37</text:p>
          </table:table-cell>
          <table:table-cell office:value-type="percentage" office:value="0.810810810810811" calcext:value-type="percentage">
            <text:p>81.08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oe_Polter</text:p>
          </table:table-cell>
          <table:table-cell office:value-type="float" office:value="8996" calcext:value-type="float">
            <text:p>8996</text:p>
          </table:table-cell>
          <table:table-cell office:value-type="float" office:value="17" calcext:value-type="float">
            <text:p>17</text:p>
          </table:table-cell>
          <table:table-cell office:value-type="percentage" office:value="0.705882352941177" calcext:value-type="percentage">
            <text:p>70.59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oe_Polter</text:p>
          </table:table-cell>
          <table:table-cell office:value-type="float" office:value="8997" calcext:value-type="float">
            <text:p>8997</text:p>
          </table:table-cell>
          <table:table-cell office:value-type="float" office:value="35" calcext:value-type="float">
            <text:p>35</text:p>
          </table:table-cell>
          <table:table-cell office:value-type="percentage" office:value="0.857142857142857" calcext:value-type="percentage">
            <text:p>85.71%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oe_Polter</text:p>
          </table:table-cell>
          <table:table-cell office:value-type="float" office:value="8998" calcext:value-type="float">
            <text:p>8998</text:p>
          </table:table-cell>
          <table:table-cell office:value-type="float" office:value="26" calcext:value-type="float">
            <text:p>26</text:p>
          </table:table-cell>
          <table:table-cell office:value-type="percentage" office:value="0.769230769230769" calcext:value-type="percentage">
            <text:p>76.92%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Goe_Polter</text:p>
          </table:table-cell>
          <table:table-cell office:value-type="float" office:value="8999" calcext:value-type="float">
            <text:p>8999</text:p>
          </table:table-cell>
          <table:table-cell office:value-type="float" office:value="45" calcext:value-type="float">
            <text:p>45</text:p>
          </table:table-cell>
          <table:table-cell office:value-type="percentage" office:value="0.644444444444444" calcext:value-type="percentage">
            <text:p>64.44%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oe_Polter</text:p>
          </table:table-cell>
          <table:table-cell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office:value-type="percentage" office:value="0.538461538461538" calcext:value-type="percentage">
            <text:p>53.85%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oe_Polter</text:p>
          </table:table-cell>
          <table:table-cell office:value-type="float" office:value="9001" calcext:value-type="float">
            <text:p>9001</text:p>
          </table:table-cell>
          <table:table-cell office:value-type="float" office:value="55" calcext:value-type="float">
            <text:p>5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oe_Polter</text:p>
          </table:table-cell>
          <table:table-cell office:value-type="float" office:value="9002" calcext:value-type="float">
            <text:p>9002</text:p>
          </table:table-cell>
          <table:table-cell office:value-type="float" office:value="30" calcext:value-type="float">
            <text:p>30</text:p>
          </table:table-cell>
          <table:table-cell office:value-type="percentage" office:value="0.833333333333333" calcext:value-type="percentage">
            <text:p>83.33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oe_Polter</text:p>
          </table:table-cell>
          <table:table-cell office:value-type="float" office:value="9003" calcext:value-type="float">
            <text:p>9003</text:p>
          </table:table-cell>
          <table:table-cell office:value-type="float" office:value="32" calcext:value-type="float">
            <text:p>32</text:p>
          </table:table-cell>
          <table:table-cell office:value-type="percentage" office:value="0.71875" calcext:value-type="percentage">
            <text:p>71.88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oe_Polter</text:p>
          </table:table-cell>
          <table:table-cell office:value-type="float" office:value="9004" calcext:value-type="float">
            <text:p>9004</text:p>
          </table:table-cell>
          <table:table-cell office:value-type="float" office:value="52" calcext:value-type="float">
            <text:p>52</text:p>
          </table:table-cell>
          <table:table-cell office:value-type="percentage" office:value="0.826923076923077" calcext:value-type="percentage">
            <text:p>82.69%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oe_Polter</text:p>
          </table:table-cell>
          <table:table-cell office:value-type="float" office:value="9005" calcext:value-type="float">
            <text:p>9005</text:p>
          </table:table-cell>
          <table:table-cell office:value-type="float" office:value="24" calcext:value-type="float">
            <text:p>2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oe_Polter</text:p>
          </table:table-cell>
          <table:table-cell office:value-type="float" office:value="9006" calcext:value-type="float">
            <text:p>9006</text:p>
          </table:table-cell>
          <table:table-cell office:value-type="float" office:value="29" calcext:value-type="float">
            <text:p>29</text:p>
          </table:table-cell>
          <table:table-cell office:value-type="percentage" office:value="0.862068965517241" calcext:value-type="percentage">
            <text:p>86.21%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oe_Polter</text:p>
          </table:table-cell>
          <table:table-cell office:value-type="float" office:value="9007" calcext:value-type="float">
            <text:p>9007</text:p>
          </table:table-cell>
          <table:table-cell office:value-type="float" office:value="42" calcext:value-type="float">
            <text:p>42</text:p>
          </table:table-cell>
          <table:table-cell office:value-type="percentage" office:value="0.952380952380952" calcext:value-type="percentage">
            <text:p>95.24%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Goe_Polter</text:p>
          </table:table-cell>
          <table:table-cell office:value-type="float" office:value="9008" calcext:value-type="float">
            <text:p>9008</text:p>
          </table:table-cell>
          <table:table-cell office:value-type="float" office:value="53" calcext:value-type="float">
            <text:p>53</text:p>
          </table:table-cell>
          <table:table-cell office:value-type="percentage" office:value="0.792452830188679" calcext:value-type="percentage">
            <text:p>79.25%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oe_Polter</text:p>
          </table:table-cell>
          <table:table-cell office:value-type="float" office:value="9009" calcext:value-type="float">
            <text:p>9009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oe_Polter</text:p>
          </table:table-cell>
          <table:table-cell office:value-type="float" office:value="9010" calcext:value-type="float">
            <text:p>9010</text:p>
          </table:table-cell>
          <table:table-cell office:value-type="float" office:value="13" calcext:value-type="float">
            <text:p>13</text:p>
          </table:table-cell>
          <table:table-cell office:value-type="percentage" office:value="0.384615384615385" calcext:value-type="percentage">
            <text:p>38.46%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oe_Polter</text:p>
          </table:table-cell>
          <table:table-cell office:value-type="float" office:value="9011" calcext:value-type="float">
            <text:p>9011</text:p>
          </table:table-cell>
          <table:table-cell office:value-type="float" office:value="29" calcext:value-type="float">
            <text:p>29</text:p>
          </table:table-cell>
          <table:table-cell office:value-type="percentage" office:value="0.793103448275862" calcext:value-type="percentage">
            <text:p>79.31%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oe_Polter</text:p>
          </table:table-cell>
          <table:table-cell office:value-type="float" office:value="9012" calcext:value-type="float">
            <text:p>9012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oe_Polter</text:p>
          </table:table-cell>
          <table:table-cell office:value-type="float" office:value="9013" calcext:value-type="float">
            <text:p>9013</text:p>
          </table:table-cell>
          <table:table-cell office:value-type="float" office:value="13" calcext:value-type="float">
            <text:p>13</text:p>
          </table:table-cell>
          <table:table-cell office:value-type="percentage" office:value="0.461538461538462" calcext:value-type="percentage">
            <text:p>46.15%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oe_Polter</text:p>
          </table:table-cell>
          <table:table-cell office:value-type="float" office:value="9014" calcext:value-type="float">
            <text:p>9014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oe_Polter</text:p>
          </table:table-cell>
          <table:table-cell office:value-type="float" office:value="9015" calcext:value-type="float">
            <text:p>9015</text:p>
          </table:table-cell>
          <table:table-cell office:value-type="float" office:value="9" calcext:value-type="float">
            <text:p>9</text:p>
          </table:table-cell>
          <table:table-cell office:value-type="percentage" office:value="0.444444444444444" calcext:value-type="percentage">
            <text:p>44.44%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oe_Polter</text:p>
          </table:table-cell>
          <table:table-cell office:value-type="float" office:value="9016" calcext:value-type="float">
            <text:p>9016</text:p>
          </table:table-cell>
          <table:table-cell office:value-type="float" office:value="14" calcext:value-type="float">
            <text:p>14</text:p>
          </table:table-cell>
          <table:table-cell office:value-type="percentage" office:value="0.785714285714286" calcext:value-type="percentage">
            <text:p>78.57%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Goe_Polter</text:p>
          </table:table-cell>
          <table:table-cell office:value-type="float" office:value="9017" calcext:value-type="float">
            <text:p>9017</text:p>
          </table:table-cell>
          <table:table-cell office:value-type="float" office:value="22" calcext:value-type="float">
            <text:p>22</text:p>
          </table:table-cell>
          <table:table-cell office:value-type="percentage" office:value="0.545454545454545" calcext:value-type="percentage">
            <text:p>54.55%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Auswahlhilfe_halbe_Plots.B1:Auswahlhilfe_halbe_Plots.F5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07:51:35.340000000</dc:date>
    <meta:editing-duration>PT5M42S</meta:editing-duration>
    <meta:editing-cycles>3</meta:editing-cycles>
    <meta:generator>LibreOffice/7.0.3.1$Windows_X86_64 LibreOffice_project/d7547858d014d4cf69878db179d326fc3483e082</meta:generator>
    <meta:print-date>2022-08-22T07:44:14.971000000</meta:print-date>
    <meta:document-statistic meta:table-count="1" meta:cell-count="3179" meta:object-count="0"/>
  </office:meta>
</office:document-meta>
</file>